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/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none" fo:border-left="none" fo:border-right="none" fo:border-top="2.01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2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34" style:family="table-cell" style:parent-style-name="Pivot_20_Table_20_Value">
      <style:table-cell-properties fo:border-bottom="2.01pt solid #000000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8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0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41" style:family="table-cell" style:parent-style-name="Pivot_20_Table_20_Value">
      <style:table-cell-properties fo:border-bottom="none" fo:border-left="none" fo:border-right="2.01pt solid #000000" fo:border-top="none"/>
    </style:style>
    <style:style style:name="ce42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45" style:family="table-cell" style:parent-style-name="Pivot_20_Table_20_Value" style:data-style-name="N0">
      <style:table-cell-properties fo:border-bottom="2.01pt solid #000000" fo:border-left="0.99pt solid #000000" fo:border-right="0.99pt solid #000000" fo:border-top="none"/>
    </style:style>
    <style:style style:name="ce4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1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5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rpe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ownloading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</text:p>
          </table:table-cell>
          <table:table-cell office:value-type="float" office:value="15.0930178165" calcext:value-type="float">
            <text:p>15.093017816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pipe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used</text:p>
          </table:table-cell>
          <table:table-cell office:value-type="float" office:value="3816604" calcext:value-type="float">
            <text:p>3816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float" office:value="5.982006073" calcext:value-type="float">
            <text:p>5.98200607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Width(*k)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604" calcext:value-type="float">
            <text:p>3816604</text:p>
          </table:table-cell>
          <table:table-cell office:value-type="float" office:value="100" calcext:value-type="float">
            <text:p>100</text:p>
          </table:table-cell>
          <table:table-cell table:formula="of:=[.$B$7]" office:value-type="float" office:value="5.982006073" calcext:value-type="float">
            <text:p>5.9820060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604" calcext:value-type="float">
            <text:p>3816604</text:p>
          </table:table-cell>
          <table:table-cell office:value-type="float" office:value="100" calcext:value-type="float">
            <text:p>100</text:p>
          </table:table-cell>
          <table:table-cell table:formula="of:=[.$B$7]" office:value-type="float" office:value="5.982006073" calcext:value-type="float">
            <text:p>5.9820060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604" calcext:value-type="float">
            <text:p>3816604</text:p>
          </table:table-cell>
          <table:table-cell office:value-type="float" office:value="100" calcext:value-type="float">
            <text:p>100</text:p>
          </table:table-cell>
          <table:table-cell table:formula="of:=[.$B$7]" office:value-type="float" office:value="5.982006073" calcext:value-type="float">
            <text:p>5.9820060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604" calcext:value-type="float">
            <text:p>3816604</text:p>
          </table:table-cell>
          <table:table-cell office:value-type="float" office:value="100" calcext:value-type="float">
            <text:p>100</text:p>
          </table:table-cell>
          <table:table-cell table:formula="of:=[.$B$7]" office:value-type="float" office:value="5.982006073" calcext:value-type="float">
            <text:p>5.9820060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  <table:table-cell office:value-type="float" office:value="1.11617088318" calcext:value-type="float">
            <text:p>1.116170883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60" calcext:value-type="float">
            <text:p>60</text:p>
          </table:table-cell>
          <table:table-cell office:value-type="float" office:value="1.14215302467" calcext:value-type="float">
            <text:p>1.142153024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office:value-type="float" office:value="80" calcext:value-type="float">
            <text:p>80</text:p>
          </table:table-cell>
          <table:table-cell office:value-type="float" office:value="1.17459511757" calcext:value-type="float">
            <text:p>1.174595117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80" calcext:value-type="float">
            <text:p>80</text:p>
          </table:table-cell>
          <table:table-cell office:value-type="float" office:value="1.21863389015" calcext:value-type="float">
            <text:p>1.218633890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80" calcext:value-type="float">
            <text:p>80</text:p>
          </table:table-cell>
          <table:table-cell office:value-type="float" office:value="1.25352787971" calcext:value-type="float">
            <text:p>1.253527879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1.10941314697" calcext:value-type="float">
            <text:p>1.109413146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1.14869809151" calcext:value-type="float">
            <text:p>1.148698091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3" calcext:value-type="float">
            <text:p>1113</text:p>
          </table:table-cell>
          <table:table-cell office:value-type="float" office:value="100" calcext:value-type="float">
            <text:p>100</text:p>
          </table:table-cell>
          <table:table-cell office:value-type="float" office:value="1.19387793541" calcext:value-type="float">
            <text:p>1.193877935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2316839695" calcext:value-type="float">
            <text:p>1.23168396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33" calcext:value-type="float">
            <text:p>1433</text:p>
          </table:table-cell>
          <table:table-cell office:value-type="float" office:value="100" calcext:value-type="float">
            <text:p>100</text:p>
          </table:table-cell>
          <table:table-cell office:value-type="float" office:value="1.25304889679" calcext:value-type="float">
            <text:p>1.253048896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  <table:table-cell office:value-type="float" office:value="1.113519907" calcext:value-type="float">
            <text:p>1.1135199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15614080429" calcext:value-type="float">
            <text:p>1.156140804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13" calcext:value-type="float">
            <text:p>1513</text:p>
          </table:table-cell>
          <table:table-cell office:value-type="float" office:value="100" calcext:value-type="float">
            <text:p>100</text:p>
          </table:table-cell>
          <table:table-cell office:value-type="float" office:value="1.18858909607" calcext:value-type="float">
            <text:p>1.18858909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1.23005700111" calcext:value-type="float">
            <text:p>1.230057001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1.25720691681" calcext:value-type="float">
            <text:p>1.257206916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.12107205391" calcext:value-type="float">
            <text:p>1.121072053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93" calcext:value-type="float">
            <text:p>1593</text:p>
          </table:table-cell>
          <table:table-cell office:value-type="float" office:value="100" calcext:value-type="float">
            <text:p>100</text:p>
          </table:table-cell>
          <table:table-cell office:value-type="float" office:value="1.1722650528" calcext:value-type="float">
            <text:p>1.1722650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office:value-type="float" office:value="100" calcext:value-type="float">
            <text:p>100</text:p>
          </table:table-cell>
          <table:table-cell office:value-type="float" office:value="1.18746304512" calcext:value-type="float">
            <text:p>1.187463045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2221159935" calcext:value-type="float">
            <text:p>1.22211599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53" calcext:value-type="float">
            <text:p>2553</text:p>
          </table:table-cell>
          <table:table-cell office:value-type="float" office:value="100" calcext:value-type="float">
            <text:p>100</text:p>
          </table:table-cell>
          <table:table-cell office:value-type="float" office:value="1.26330184937" calcext:value-type="float">
            <text:p>1.263301849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13" calcext:value-type="float">
            <text:p>1513</text:p>
          </table:table-cell>
          <table:table-cell office:value-type="float" office:value="100" calcext:value-type="float">
            <text:p>100</text:p>
          </table:table-cell>
          <table:table-cell office:value-type="float" office:value="1.13795900345" calcext:value-type="float">
            <text:p>1.137959003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13" calcext:value-type="float">
            <text:p>1913</text:p>
          </table:table-cell>
          <table:table-cell office:value-type="float" office:value="100" calcext:value-type="float">
            <text:p>100</text:p>
          </table:table-cell>
          <table:table-cell office:value-type="float" office:value="1.16226291656" calcext:value-type="float">
            <text:p>1.162262916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13" calcext:value-type="float">
            <text:p>2313</text:p>
          </table:table-cell>
          <table:table-cell office:value-type="float" office:value="100" calcext:value-type="float">
            <text:p>100</text:p>
          </table:table-cell>
          <table:table-cell office:value-type="float" office:value="1.20194506645" calcext:value-type="float">
            <text:p>1.201945066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13" calcext:value-type="float">
            <text:p>2713</text:p>
          </table:table-cell>
          <table:table-cell office:value-type="float" office:value="100" calcext:value-type="float">
            <text:p>100</text:p>
          </table:table-cell>
          <table:table-cell office:value-type="float" office:value="1.22172403336" calcext:value-type="float">
            <text:p>1.221724033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113" calcext:value-type="float">
            <text:p>3113</text:p>
          </table:table-cell>
          <table:table-cell office:value-type="float" office:value="100" calcext:value-type="float">
            <text:p>100</text:p>
          </table:table-cell>
          <table:table-cell office:value-type="float" office:value="1.25055217743" calcext:value-type="float">
            <text:p>1.250552177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1.14198899269" calcext:value-type="float">
            <text:p>1.141988992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16241002083" calcext:value-type="float">
            <text:p>1.162410020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13" calcext:value-type="float">
            <text:p>2713</text:p>
          </table:table-cell>
          <table:table-cell office:value-type="float" office:value="100" calcext:value-type="float">
            <text:p>100</text:p>
          </table:table-cell>
          <table:table-cell office:value-type="float" office:value="1.20171093941" calcext:value-type="float">
            <text:p>1.201710939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93" calcext:value-type="float">
            <text:p>3193</text:p>
          </table:table-cell>
          <table:table-cell office:value-type="float" office:value="100" calcext:value-type="float">
            <text:p>100</text:p>
          </table:table-cell>
          <table:table-cell office:value-type="float" office:value="1.22947692871" calcext:value-type="float">
            <text:p>1.229476928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73" calcext:value-type="float">
            <text:p>3673</text:p>
          </table:table-cell>
          <table:table-cell office:value-type="float" office:value="100" calcext:value-type="float">
            <text:p>100</text:p>
          </table:table-cell>
          <table:table-cell office:value-type="float" office:value="1.2524600029" calcext:value-type="float">
            <text:p>1.25246000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1.13184309006" calcext:value-type="float">
            <text:p>1.131843090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53" calcext:value-type="float">
            <text:p>2553</text:p>
          </table:table-cell>
          <table:table-cell office:value-type="float" office:value="100" calcext:value-type="float">
            <text:p>100</text:p>
          </table:table-cell>
          <table:table-cell office:value-type="float" office:value="1.17183089256" calcext:value-type="float">
            <text:p>1.171830892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13" calcext:value-type="float">
            <text:p>3113</text:p>
          </table:table-cell>
          <table:table-cell office:value-type="float" office:value="100" calcext:value-type="float">
            <text:p>100</text:p>
          </table:table-cell>
          <table:table-cell office:value-type="float" office:value="1.19944190979" calcext:value-type="float">
            <text:p>1.199441909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office:value-type="float" office:value="100" calcext:value-type="float">
            <text:p>100</text:p>
          </table:table-cell>
          <table:table-cell office:value-type="float" office:value="1.23072004318" calcext:value-type="float">
            <text:p>1.230720043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33" calcext:value-type="float">
            <text:p>4233</text:p>
          </table:table-cell>
          <table:table-cell office:value-type="float" office:value="100" calcext:value-type="float">
            <text:p>100</text:p>
          </table:table-cell>
          <table:table-cell office:value-type="float" office:value="1.26168298721" calcext:value-type="float">
            <text:p>1.261682987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float" office:value="100" calcext:value-type="float">
            <text:p>100</text:p>
          </table:table-cell>
          <table:table-cell office:value-type="float" office:value="1.14010095596" calcext:value-type="float">
            <text:p>1.140100955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73" calcext:value-type="float">
            <text:p>2873</text:p>
          </table:table-cell>
          <table:table-cell office:value-type="float" office:value="100" calcext:value-type="float">
            <text:p>100</text:p>
          </table:table-cell>
          <table:table-cell office:value-type="float" office:value="1.16550993919" calcext:value-type="float">
            <text:p>1.165509939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513" calcext:value-type="float">
            <text:p>3513</text:p>
          </table:table-cell>
          <table:table-cell office:value-type="float" office:value="100" calcext:value-type="float">
            <text:p>100</text:p>
          </table:table-cell>
          <table:table-cell office:value-type="float" office:value="1.20712685585" calcext:value-type="float">
            <text:p>1.207126855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53" calcext:value-type="float">
            <text:p>4153</text:p>
          </table:table-cell>
          <table:table-cell office:value-type="float" office:value="100" calcext:value-type="float">
            <text:p>100</text:p>
          </table:table-cell>
          <table:table-cell office:value-type="float" office:value="1.22169399261" calcext:value-type="float">
            <text:p>1.221693992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93" calcext:value-type="float">
            <text:p>4793</text:p>
          </table:table-cell>
          <table:table-cell office:value-type="float" office:value="100" calcext:value-type="float">
            <text:p>100</text:p>
          </table:table-cell>
          <table:table-cell office:value-type="float" office:value="1.25990700722" calcext:value-type="float">
            <text:p>1.259907007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100" calcext:value-type="float">
            <text:p>100</text:p>
          </table:table-cell>
          <table:table-cell office:value-type="float" office:value="1.14342498779" calcext:value-type="float">
            <text:p>1.143424987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93" calcext:value-type="float">
            <text:p>3193</text:p>
          </table:table-cell>
          <table:table-cell office:value-type="float" office:value="100" calcext:value-type="float">
            <text:p>100</text:p>
          </table:table-cell>
          <table:table-cell office:value-type="float" office:value="1.17024207115" calcext:value-type="float">
            <text:p>1.170242071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13" calcext:value-type="float">
            <text:p>3913</text:p>
          </table:table-cell>
          <table:table-cell office:value-type="float" office:value="100" calcext:value-type="float">
            <text:p>100</text:p>
          </table:table-cell>
          <table:table-cell office:value-type="float" office:value="1.19708299637" calcext:value-type="float">
            <text:p>1.197082996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633" calcext:value-type="float">
            <text:p>4633</text:p>
          </table:table-cell>
          <table:table-cell office:value-type="float" office:value="100" calcext:value-type="float">
            <text:p>100</text:p>
          </table:table-cell>
          <table:table-cell office:value-type="float" office:value="1.23857808113" calcext:value-type="float">
            <text:p>1.238578081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53" calcext:value-type="float">
            <text:p>5353</text:p>
          </table:table-cell>
          <table:table-cell office:value-type="float" office:value="100" calcext:value-type="float">
            <text:p>100</text:p>
          </table:table-cell>
          <table:table-cell office:value-type="float" office:value="1.2824280262" calcext:value-type="float">
            <text:p>1.28242802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  <table:table-cell office:value-type="float" office:value="82" calcext:value-type="float">
            <text:p>82</text:p>
          </table:table-cell>
          <table:table-cell office:value-type="float" office:value="1.18310189247" calcext:value-type="float">
            <text:p>1.183101892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3" calcext:value-type="float">
            <text:p>2873</text:p>
          </table:table-cell>
          <table:table-cell office:value-type="float" office:value="90" calcext:value-type="float">
            <text:p>90</text:p>
          </table:table-cell>
          <table:table-cell office:value-type="float" office:value="1.22074818611" calcext:value-type="float">
            <text:p>1.220748186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3" calcext:value-type="float">
            <text:p>3273</text:p>
          </table:table-cell>
          <table:table-cell office:value-type="float" office:value="90" calcext:value-type="float">
            <text:p>90</text:p>
          </table:table-cell>
          <table:table-cell office:value-type="float" office:value="1.25037789345" calcext:value-type="float">
            <text:p>1.250377893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office:value-type="float" office:value="86" calcext:value-type="float">
            <text:p>86</text:p>
          </table:table-cell>
          <table:table-cell office:value-type="float" office:value="1.28271603584" calcext:value-type="float">
            <text:p>1.282716035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73" calcext:value-type="float">
            <text:p>4073</text:p>
          </table:table-cell>
          <table:table-cell office:value-type="float" office:value="90" calcext:value-type="float">
            <text:p>90</text:p>
          </table:table-cell>
          <table:table-cell office:value-type="float" office:value="1.32415914536" calcext:value-type="float">
            <text:p>1.324159145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73" calcext:value-type="float">
            <text:p>3673</text:p>
          </table:table-cell>
          <table:table-cell office:value-type="float" office:value="96" calcext:value-type="float">
            <text:p>96</text:p>
          </table:table-cell>
          <table:table-cell office:value-type="float" office:value="1.17621588707" calcext:value-type="float">
            <text:p>1.176215887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73" calcext:value-type="float">
            <text:p>4473</text:p>
          </table:table-cell>
          <table:table-cell office:value-type="float" office:value="98" calcext:value-type="float">
            <text:p>98</text:p>
          </table:table-cell>
          <table:table-cell office:value-type="float" office:value="1.21819615364" calcext:value-type="float">
            <text:p>1.218196153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73" calcext:value-type="float">
            <text:p>5273</text:p>
          </table:table-cell>
          <table:table-cell office:value-type="float" office:value="100" calcext:value-type="float">
            <text:p>100</text:p>
          </table:table-cell>
          <table:table-cell office:value-type="float" office:value="1.2254087925" calcext:value-type="float">
            <text:p>1.22540879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73" calcext:value-type="float">
            <text:p>6073</text:p>
          </table:table-cell>
          <table:table-cell office:value-type="float" office:value="100" calcext:value-type="float">
            <text:p>100</text:p>
          </table:table-cell>
          <table:table-cell office:value-type="float" office:value="1.2462220192" calcext:value-type="float">
            <text:p>1.24622201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873" calcext:value-type="float">
            <text:p>6873</text:p>
          </table:table-cell>
          <table:table-cell office:value-type="float" office:value="100" calcext:value-type="float">
            <text:p>100</text:p>
          </table:table-cell>
          <table:table-cell office:value-type="float" office:value="1.26642918587" calcext:value-type="float">
            <text:p>1.266429185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73" calcext:value-type="float">
            <text:p>4873</text:p>
          </table:table-cell>
          <table:table-cell office:value-type="float" office:value="98" calcext:value-type="float">
            <text:p>98</text:p>
          </table:table-cell>
          <table:table-cell office:value-type="float" office:value="1.16467404366" calcext:value-type="float">
            <text:p>1.164674043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73" calcext:value-type="float">
            <text:p>6073</text:p>
          </table:table-cell>
          <table:table-cell office:value-type="float" office:value="100" calcext:value-type="float">
            <text:p>100</text:p>
          </table:table-cell>
          <table:table-cell office:value-type="float" office:value="1.18876695633" calcext:value-type="float">
            <text:p>1.188766956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73" calcext:value-type="float">
            <text:p>7273</text:p>
          </table:table-cell>
          <table:table-cell office:value-type="float" office:value="100" calcext:value-type="float">
            <text:p>100</text:p>
          </table:table-cell>
          <table:table-cell office:value-type="float" office:value="1.20500993729" calcext:value-type="float">
            <text:p>1.205009937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73" calcext:value-type="float">
            <text:p>8473</text:p>
          </table:table-cell>
          <table:table-cell office:value-type="float" office:value="100" calcext:value-type="float">
            <text:p>100</text:p>
          </table:table-cell>
          <table:table-cell office:value-type="float" office:value="1.24088716507" calcext:value-type="float">
            <text:p>1.240887165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673" calcext:value-type="float">
            <text:p>9673</text:p>
          </table:table-cell>
          <table:table-cell office:value-type="float" office:value="100" calcext:value-type="float">
            <text:p>100</text:p>
          </table:table-cell>
          <table:table-cell office:value-type="float" office:value="1.26867890358" calcext:value-type="float">
            <text:p>1.268678903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73" calcext:value-type="float">
            <text:p>6073</text:p>
          </table:table-cell>
          <table:table-cell office:value-type="float" office:value="100" calcext:value-type="float">
            <text:p>100</text:p>
          </table:table-cell>
          <table:table-cell office:value-type="float" office:value="1.14749193192" calcext:value-type="float">
            <text:p>1.147491931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73" calcext:value-type="float">
            <text:p>7673</text:p>
          </table:table-cell>
          <table:table-cell office:value-type="float" office:value="100" calcext:value-type="float">
            <text:p>100</text:p>
          </table:table-cell>
          <table:table-cell office:value-type="float" office:value="1.1869468689" calcext:value-type="float">
            <text:p>1.18694686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73" calcext:value-type="float">
            <text:p>9273</text:p>
          </table:table-cell>
          <table:table-cell office:value-type="float" office:value="100" calcext:value-type="float">
            <text:p>100</text:p>
          </table:table-cell>
          <table:table-cell office:value-type="float" office:value="1.20213603973" calcext:value-type="float">
            <text:p>1.202136039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24646782875" calcext:value-type="float">
            <text:p>1.246467828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73" calcext:value-type="float">
            <text:p>12473</text:p>
          </table:table-cell>
          <table:table-cell office:value-type="float" office:value="100" calcext:value-type="float">
            <text:p>100</text:p>
          </table:table-cell>
          <table:table-cell office:value-type="float" office:value="1.26327800751" calcext:value-type="float">
            <text:p>1.263278007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73" calcext:value-type="float">
            <text:p>7273</text:p>
          </table:table-cell>
          <table:table-cell office:value-type="float" office:value="100" calcext:value-type="float">
            <text:p>100</text:p>
          </table:table-cell>
          <table:table-cell office:value-type="float" office:value="1.15499281883" calcext:value-type="float">
            <text:p>1.154992818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73" calcext:value-type="float">
            <text:p>9273</text:p>
          </table:table-cell>
          <table:table-cell office:value-type="float" office:value="100" calcext:value-type="float">
            <text:p>100</text:p>
          </table:table-cell>
          <table:table-cell office:value-type="float" office:value="1.17346382141" calcext:value-type="float">
            <text:p>1.1734638214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office:value-type="float" office:value="100" calcext:value-type="float">
            <text:p>100</text:p>
          </table:table-cell>
          <table:table-cell office:value-type="float" office:value="1.20836186409" calcext:value-type="float">
            <text:p>1.208361864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273" calcext:value-type="float">
            <text:p>13273</text:p>
          </table:table-cell>
          <table:table-cell office:value-type="float" office:value="100" calcext:value-type="float">
            <text:p>100</text:p>
          </table:table-cell>
          <table:table-cell office:value-type="float" office:value="1.23111200333" calcext:value-type="float">
            <text:p>1.231112003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273" calcext:value-type="float">
            <text:p>15273</text:p>
          </table:table-cell>
          <table:table-cell office:value-type="float" office:value="100" calcext:value-type="float">
            <text:p>100</text:p>
          </table:table-cell>
          <table:table-cell office:value-type="float" office:value="1.24561715126" calcext:value-type="float">
            <text:p>1.245617151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473" calcext:value-type="float">
            <text:p>8473</text:p>
          </table:table-cell>
          <table:table-cell office:value-type="float" office:value="100" calcext:value-type="float">
            <text:p>100</text:p>
          </table:table-cell>
          <table:table-cell office:value-type="float" office:value="1.15078091621" calcext:value-type="float">
            <text:p>1.150780916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1712501049" calcext:value-type="float">
            <text:p>1.17125010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73" calcext:value-type="float">
            <text:p>13273</text:p>
          </table:table-cell>
          <table:table-cell office:value-type="float" office:value="100" calcext:value-type="float">
            <text:p>100</text:p>
          </table:table-cell>
          <table:table-cell office:value-type="float" office:value="1.19332313538" calcext:value-type="float">
            <text:p>1.193323135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673" calcext:value-type="float">
            <text:p>15673</text:p>
          </table:table-cell>
          <table:table-cell office:value-type="float" office:value="100" calcext:value-type="float">
            <text:p>100</text:p>
          </table:table-cell>
          <table:table-cell office:value-type="float" office:value="1.22534799576" calcext:value-type="float">
            <text:p>1.2253479957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73" calcext:value-type="float">
            <text:p>18073</text:p>
          </table:table-cell>
          <table:table-cell office:value-type="float" office:value="100" calcext:value-type="float">
            <text:p>100</text:p>
          </table:table-cell>
          <table:table-cell office:value-type="float" office:value="1.23766613007" calcext:value-type="float">
            <text:p>1.237666130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673" calcext:value-type="float">
            <text:p>9673</text:p>
          </table:table-cell>
          <table:table-cell office:value-type="float" office:value="100" calcext:value-type="float">
            <text:p>100</text:p>
          </table:table-cell>
          <table:table-cell office:value-type="float" office:value="1.15643405914" calcext:value-type="float">
            <text:p>1.156434059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473" calcext:value-type="float">
            <text:p>12473</text:p>
          </table:table-cell>
          <table:table-cell office:value-type="float" office:value="100" calcext:value-type="float">
            <text:p>100</text:p>
          </table:table-cell>
          <table:table-cell office:value-type="float" office:value="1.17605686188" calcext:value-type="float">
            <text:p>1.176056861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273" calcext:value-type="float">
            <text:p>15273</text:p>
          </table:table-cell>
          <table:table-cell office:value-type="float" office:value="100" calcext:value-type="float">
            <text:p>100</text:p>
          </table:table-cell>
          <table:table-cell office:value-type="float" office:value="1.19534182549" calcext:value-type="float">
            <text:p>1.195341825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073" calcext:value-type="float">
            <text:p>18073</text:p>
          </table:table-cell>
          <table:table-cell office:value-type="float" office:value="100" calcext:value-type="float">
            <text:p>100</text:p>
          </table:table-cell>
          <table:table-cell office:value-type="float" office:value="1.20918917656" calcext:value-type="float">
            <text:p>1.209189176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873" calcext:value-type="float">
            <text:p>20873</text:p>
          </table:table-cell>
          <table:table-cell office:value-type="float" office:value="100" calcext:value-type="float">
            <text:p>100</text:p>
          </table:table-cell>
          <table:table-cell office:value-type="float" office:value="1.24780702591" calcext:value-type="float">
            <text:p>1.247807025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873" calcext:value-type="float">
            <text:p>10873</text:p>
          </table:table-cell>
          <table:table-cell office:value-type="float" office:value="100" calcext:value-type="float">
            <text:p>100</text:p>
          </table:table-cell>
          <table:table-cell office:value-type="float" office:value="1.15270996094" calcext:value-type="float">
            <text:p>1.152709960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073" calcext:value-type="float">
            <text:p>14073</text:p>
          </table:table-cell>
          <table:table-cell office:value-type="float" office:value="100" calcext:value-type="float">
            <text:p>100</text:p>
          </table:table-cell>
          <table:table-cell office:value-type="float" office:value="1.17408299446" calcext:value-type="float">
            <text:p>1.1740829944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273" calcext:value-type="float">
            <text:p>17273</text:p>
          </table:table-cell>
          <table:table-cell office:value-type="float" office:value="100" calcext:value-type="float">
            <text:p>100</text:p>
          </table:table-cell>
          <table:table-cell office:value-type="float" office:value="1.19742298126" calcext:value-type="float">
            <text:p>1.197422981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73" calcext:value-type="float">
            <text:p>20473</text:p>
          </table:table-cell>
          <table:table-cell office:value-type="float" office:value="100" calcext:value-type="float">
            <text:p>100</text:p>
          </table:table-cell>
          <table:table-cell office:value-type="float" office:value="1.21508598328" calcext:value-type="float">
            <text:p>1.215085983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673" calcext:value-type="float">
            <text:p>23673</text:p>
          </table:table-cell>
          <table:table-cell office:value-type="float" office:value="100" calcext:value-type="float">
            <text:p>100</text:p>
          </table:table-cell>
          <table:table-cell office:value-type="float" office:value="1.23181581497" calcext:value-type="float">
            <text:p>1.2318158149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073" calcext:value-type="float">
            <text:p>12073</text:p>
          </table:table-cell>
          <table:table-cell office:value-type="float" office:value="100" calcext:value-type="float">
            <text:p>100</text:p>
          </table:table-cell>
          <table:table-cell office:value-type="float" office:value="1.14710402489" calcext:value-type="float">
            <text:p>1.147104024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73" calcext:value-type="float">
            <text:p>15673</text:p>
          </table:table-cell>
          <table:table-cell office:value-type="float" office:value="100" calcext:value-type="float">
            <text:p>100</text:p>
          </table:table-cell>
          <table:table-cell office:value-type="float" office:value="1.16713881493" calcext:value-type="float">
            <text:p>1.167138814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273" calcext:value-type="float">
            <text:p>19273</text:p>
          </table:table-cell>
          <table:table-cell office:value-type="float" office:value="100" calcext:value-type="float">
            <text:p>100</text:p>
          </table:table-cell>
          <table:table-cell office:value-type="float" office:value="1.20531105995" calcext:value-type="float">
            <text:p>1.205311059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873" calcext:value-type="float">
            <text:p>22873</text:p>
          </table:table-cell>
          <table:table-cell office:value-type="float" office:value="100" calcext:value-type="float">
            <text:p>100</text:p>
          </table:table-cell>
          <table:table-cell office:value-type="float" office:value="1.24326491356" calcext:value-type="float">
            <text:p>1.243264913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473" calcext:value-type="float">
            <text:p>26473</text:p>
          </table:table-cell>
          <table:table-cell office:value-type="float" office:value="100" calcext:value-type="float">
            <text:p>100</text:p>
          </table:table-cell>
          <table:table-cell office:value-type="float" office:value="1.25450110435" calcext:value-type="float">
            <text:p>1.254501104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73" calcext:value-type="float">
            <text:p>4873</text:p>
          </table:table-cell>
          <table:table-cell office:value-type="float" office:value="77" calcext:value-type="float">
            <text:p>77</text:p>
          </table:table-cell>
          <table:table-cell office:value-type="float" office:value="1.1657140255" calcext:value-type="float">
            <text:p>1.16571402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73" calcext:value-type="float">
            <text:p>5673</text:p>
          </table:table-cell>
          <table:table-cell office:value-type="float" office:value="83" calcext:value-type="float">
            <text:p>83</text:p>
          </table:table-cell>
          <table:table-cell office:value-type="float" office:value="1.21280694008" calcext:value-type="float">
            <text:p>1.212806940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73" calcext:value-type="float">
            <text:p>6473</text:p>
          </table:table-cell>
          <table:table-cell office:value-type="float" office:value="84" calcext:value-type="float">
            <text:p>84</text:p>
          </table:table-cell>
          <table:table-cell office:value-type="float" office:value="1.23611092567" calcext:value-type="float">
            <text:p>1.236110925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73" calcext:value-type="float">
            <text:p>7273</text:p>
          </table:table-cell>
          <table:table-cell office:value-type="float" office:value="85" calcext:value-type="float">
            <text:p>85</text:p>
          </table:table-cell>
          <table:table-cell office:value-type="float" office:value="1.25633597374" calcext:value-type="float">
            <text:p>1.256335973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73" calcext:value-type="float">
            <text:p>8073</text:p>
          </table:table-cell>
          <table:table-cell office:value-type="float" office:value="89" calcext:value-type="float">
            <text:p>89</text:p>
          </table:table-cell>
          <table:table-cell office:value-type="float" office:value="1.28765296936" calcext:value-type="float">
            <text:p>1.287652969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73" calcext:value-type="float">
            <text:p>7273</text:p>
          </table:table-cell>
          <table:table-cell office:value-type="float" office:value="92" calcext:value-type="float">
            <text:p>92</text:p>
          </table:table-cell>
          <table:table-cell office:value-type="float" office:value="1.16008710861" calcext:value-type="float">
            <text:p>1.160087108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73" calcext:value-type="float">
            <text:p>8873</text:p>
          </table:table-cell>
          <table:table-cell office:value-type="float" office:value="98" calcext:value-type="float">
            <text:p>98</text:p>
          </table:table-cell>
          <table:table-cell office:value-type="float" office:value="1.18567800522" calcext:value-type="float">
            <text:p>1.185678005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473" calcext:value-type="float">
            <text:p>10473</text:p>
          </table:table-cell>
          <table:table-cell office:value-type="float" office:value="97" calcext:value-type="float">
            <text:p>97</text:p>
          </table:table-cell>
          <table:table-cell office:value-type="float" office:value="1.21951293945" calcext:value-type="float">
            <text:p>1.219512939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73" calcext:value-type="float">
            <text:p>12073</text:p>
          </table:table-cell>
          <table:table-cell office:value-type="float" office:value="98" calcext:value-type="float">
            <text:p>98</text:p>
          </table:table-cell>
          <table:table-cell office:value-type="float" office:value="1.23496103287" calcext:value-type="float">
            <text:p>1.234961032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73" calcext:value-type="float">
            <text:p>13673</text:p>
          </table:table-cell>
          <table:table-cell office:value-type="float" office:value="97" calcext:value-type="float">
            <text:p>97</text:p>
          </table:table-cell>
          <table:table-cell office:value-type="float" office:value="1.27930998802" calcext:value-type="float">
            <text:p>1.279309988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73" calcext:value-type="float">
            <text:p>9673</text:p>
          </table:table-cell>
          <table:table-cell office:value-type="float" office:value="97" calcext:value-type="float">
            <text:p>97</text:p>
          </table:table-cell>
          <table:table-cell office:value-type="float" office:value="1.16890287399" calcext:value-type="float">
            <text:p>1.168902873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73" calcext:value-type="float">
            <text:p>12073</text:p>
          </table:table-cell>
          <table:table-cell office:value-type="float" office:value="97" calcext:value-type="float">
            <text:p>97</text:p>
          </table:table-cell>
          <table:table-cell office:value-type="float" office:value="1.17694091797" calcext:value-type="float">
            <text:p>1.176940917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73" calcext:value-type="float">
            <text:p>14473</text:p>
          </table:table-cell>
          <table:table-cell office:value-type="float" office:value="97" calcext:value-type="float">
            <text:p>97</text:p>
          </table:table-cell>
          <table:table-cell office:value-type="float" office:value="1.1972618103" calcext:value-type="float">
            <text:p>1.19726181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73" calcext:value-type="float">
            <text:p>16873</text:p>
          </table:table-cell>
          <table:table-cell office:value-type="float" office:value="97" calcext:value-type="float">
            <text:p>97</text:p>
          </table:table-cell>
          <table:table-cell office:value-type="float" office:value="1.23916196823" calcext:value-type="float">
            <text:p>1.239161968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73" calcext:value-type="float">
            <text:p>19273</text:p>
          </table:table-cell>
          <table:table-cell office:value-type="float" office:value="97" calcext:value-type="float">
            <text:p>97</text:p>
          </table:table-cell>
          <table:table-cell office:value-type="float" office:value="1.26003599167" calcext:value-type="float">
            <text:p>1.260035991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73" calcext:value-type="float">
            <text:p>12073</text:p>
          </table:table-cell>
          <table:table-cell office:value-type="float" office:value="98" calcext:value-type="float">
            <text:p>98</text:p>
          </table:table-cell>
          <table:table-cell office:value-type="float" office:value="1.15843200684" calcext:value-type="float">
            <text:p>1.158432006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73" calcext:value-type="float">
            <text:p>15273</text:p>
          </table:table-cell>
          <table:table-cell office:value-type="float" office:value="98" calcext:value-type="float">
            <text:p>98</text:p>
          </table:table-cell>
          <table:table-cell office:value-type="float" office:value="1.19385409355" calcext:value-type="float">
            <text:p>1.193854093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473" calcext:value-type="float">
            <text:p>18473</text:p>
          </table:table-cell>
          <table:table-cell office:value-type="float" office:value="99" calcext:value-type="float">
            <text:p>99</text:p>
          </table:table-cell>
          <table:table-cell office:value-type="float" office:value="1.2328979969" calcext:value-type="float">
            <text:p>1.23289799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673" calcext:value-type="float">
            <text:p>21673</text:p>
          </table:table-cell>
          <table:table-cell office:value-type="float" office:value="99" calcext:value-type="float">
            <text:p>99</text:p>
          </table:table-cell>
          <table:table-cell office:value-type="float" office:value="1.2508149147" calcext:value-type="float">
            <text:p>1.25081491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873" calcext:value-type="float">
            <text:p>24873</text:p>
          </table:table-cell>
          <table:table-cell office:value-type="float" office:value="99" calcext:value-type="float">
            <text:p>99</text:p>
          </table:table-cell>
          <table:table-cell office:value-type="float" office:value="1.2783870697" calcext:value-type="float">
            <text:p>1.27838706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73" calcext:value-type="float">
            <text:p>14473</text:p>
          </table:table-cell>
          <table:table-cell office:value-type="float" office:value="98" calcext:value-type="float">
            <text:p>98</text:p>
          </table:table-cell>
          <table:table-cell office:value-type="float" office:value="1.182970047" calcext:value-type="float">
            <text:p>1.1829700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473" calcext:value-type="float">
            <text:p>18473</text:p>
          </table:table-cell>
          <table:table-cell office:value-type="float" office:value="99" calcext:value-type="float">
            <text:p>99</text:p>
          </table:table-cell>
          <table:table-cell office:value-type="float" office:value="1.22775816917" calcext:value-type="float">
            <text:p>1.227758169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73" calcext:value-type="float">
            <text:p>22473</text:p>
          </table:table-cell>
          <table:table-cell office:value-type="float" office:value="99" calcext:value-type="float">
            <text:p>99</text:p>
          </table:table-cell>
          <table:table-cell office:value-type="float" office:value="1.24585485458" calcext:value-type="float">
            <text:p>1.245854854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473" calcext:value-type="float">
            <text:p>26473</text:p>
          </table:table-cell>
          <table:table-cell office:value-type="float" office:value="99" calcext:value-type="float">
            <text:p>99</text:p>
          </table:table-cell>
          <table:table-cell office:value-type="float" office:value="1.24709796906" calcext:value-type="float">
            <text:p>1.247097969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473" calcext:value-type="float">
            <text:p>30473</text:p>
          </table:table-cell>
          <table:table-cell office:value-type="float" office:value="99" calcext:value-type="float">
            <text:p>99</text:p>
          </table:table-cell>
          <table:table-cell office:value-type="float" office:value="1.25082612038" calcext:value-type="float">
            <text:p>1.250826120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873" calcext:value-type="float">
            <text:p>16873</text:p>
          </table:table-cell>
          <table:table-cell office:value-type="float" office:value="99" calcext:value-type="float">
            <text:p>99</text:p>
          </table:table-cell>
          <table:table-cell office:value-type="float" office:value="1.16910600662" calcext:value-type="float">
            <text:p>1.169106006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673" calcext:value-type="float">
            <text:p>21673</text:p>
          </table:table-cell>
          <table:table-cell office:value-type="float" office:value="99" calcext:value-type="float">
            <text:p>99</text:p>
          </table:table-cell>
          <table:table-cell office:value-type="float" office:value="1.18972086906" calcext:value-type="float">
            <text:p>1.189720869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473" calcext:value-type="float">
            <text:p>26473</text:p>
          </table:table-cell>
          <table:table-cell office:value-type="float" office:value="99" calcext:value-type="float">
            <text:p>99</text:p>
          </table:table-cell>
          <table:table-cell office:value-type="float" office:value="1.19324111938" calcext:value-type="float">
            <text:p>1.193241119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73" calcext:value-type="float">
            <text:p>31273</text:p>
          </table:table-cell>
          <table:table-cell office:value-type="float" office:value="99" calcext:value-type="float">
            <text:p>99</text:p>
          </table:table-cell>
          <table:table-cell office:value-type="float" office:value="1.2228679657" calcext:value-type="float">
            <text:p>1.22286796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073" calcext:value-type="float">
            <text:p>36073</text:p>
          </table:table-cell>
          <table:table-cell office:value-type="float" office:value="99" calcext:value-type="float">
            <text:p>99</text:p>
          </table:table-cell>
          <table:table-cell office:value-type="float" office:value="1.2399160862" calcext:value-type="float">
            <text:p>1.23991608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73" calcext:value-type="float">
            <text:p>19273</text:p>
          </table:table-cell>
          <table:table-cell office:value-type="float" office:value="99" calcext:value-type="float">
            <text:p>99</text:p>
          </table:table-cell>
          <table:table-cell office:value-type="float" office:value="1.15929198265" calcext:value-type="float">
            <text:p>1.159291982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873" calcext:value-type="float">
            <text:p>24873</text:p>
          </table:table-cell>
          <table:table-cell office:value-type="float" office:value="100" calcext:value-type="float">
            <text:p>100</text:p>
          </table:table-cell>
          <table:table-cell office:value-type="float" office:value="1.18653678894" calcext:value-type="float">
            <text:p>1.186536788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473" calcext:value-type="float">
            <text:p>30473</text:p>
          </table:table-cell>
          <table:table-cell office:value-type="float" office:value="99" calcext:value-type="float">
            <text:p>99</text:p>
          </table:table-cell>
          <table:table-cell office:value-type="float" office:value="1.19907712936" calcext:value-type="float">
            <text:p>1.199077129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073" calcext:value-type="float">
            <text:p>36073</text:p>
          </table:table-cell>
          <table:table-cell office:value-type="float" office:value="99" calcext:value-type="float">
            <text:p>99</text:p>
          </table:table-cell>
          <table:table-cell office:value-type="float" office:value="1.23393392563" calcext:value-type="float">
            <text:p>1.233933925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673" calcext:value-type="float">
            <text:p>41673</text:p>
          </table:table-cell>
          <table:table-cell office:value-type="float" office:value="99" calcext:value-type="float">
            <text:p>99</text:p>
          </table:table-cell>
          <table:table-cell office:value-type="float" office:value="1.25937604904" calcext:value-type="float">
            <text:p>1.259376049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673" calcext:value-type="float">
            <text:p>21673</text:p>
          </table:table-cell>
          <table:table-cell office:value-type="float" office:value="100" calcext:value-type="float">
            <text:p>100</text:p>
          </table:table-cell>
          <table:table-cell office:value-type="float" office:value="1.16245818138" calcext:value-type="float">
            <text:p>1.162458181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073" calcext:value-type="float">
            <text:p>28073</text:p>
          </table:table-cell>
          <table:table-cell office:value-type="float" office:value="100" calcext:value-type="float">
            <text:p>100</text:p>
          </table:table-cell>
          <table:table-cell office:value-type="float" office:value="1.18470001221" calcext:value-type="float">
            <text:p>1.184700012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473" calcext:value-type="float">
            <text:p>34473</text:p>
          </table:table-cell>
          <table:table-cell office:value-type="float" office:value="100" calcext:value-type="float">
            <text:p>100</text:p>
          </table:table-cell>
          <table:table-cell office:value-type="float" office:value="1.20501279831" calcext:value-type="float">
            <text:p>1.2050127983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873" calcext:value-type="float">
            <text:p>40873</text:p>
          </table:table-cell>
          <table:table-cell office:value-type="float" office:value="100" calcext:value-type="float">
            <text:p>100</text:p>
          </table:table-cell>
          <table:table-cell office:value-type="float" office:value="1.21880602837" calcext:value-type="float">
            <text:p>1.218806028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273" calcext:value-type="float">
            <text:p>47273</text:p>
          </table:table-cell>
          <table:table-cell office:value-type="float" office:value="100" calcext:value-type="float">
            <text:p>100</text:p>
          </table:table-cell>
          <table:table-cell office:value-type="float" office:value="1.22865700722" calcext:value-type="float">
            <text:p>1.228657007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73" calcext:value-type="float">
            <text:p>24073</text:p>
          </table:table-cell>
          <table:table-cell office:value-type="float" office:value="100" calcext:value-type="float">
            <text:p>100</text:p>
          </table:table-cell>
          <table:table-cell office:value-type="float" office:value="1.16462802887" calcext:value-type="float">
            <text:p>1.164628028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273" calcext:value-type="float">
            <text:p>31273</text:p>
          </table:table-cell>
          <table:table-cell office:value-type="float" office:value="99" calcext:value-type="float">
            <text:p>99</text:p>
          </table:table-cell>
          <table:table-cell office:value-type="float" office:value="1.17142701149" calcext:value-type="float">
            <text:p>1.171427011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473" calcext:value-type="float">
            <text:p>38473</text:p>
          </table:table-cell>
          <table:table-cell office:value-type="float" office:value="100" calcext:value-type="float">
            <text:p>100</text:p>
          </table:table-cell>
          <table:table-cell office:value-type="float" office:value="1.1989428997" calcext:value-type="float">
            <text:p>1.19894289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673" calcext:value-type="float">
            <text:p>45673</text:p>
          </table:table-cell>
          <table:table-cell office:value-type="float" office:value="99" calcext:value-type="float">
            <text:p>99</text:p>
          </table:table-cell>
          <table:table-cell office:value-type="float" office:value="1.22263407707" calcext:value-type="float">
            <text:p>1.222634077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873" calcext:value-type="float">
            <text:p>52873</text:p>
          </table:table-cell>
          <table:table-cell office:value-type="float" office:value="99" calcext:value-type="float">
            <text:p>99</text:p>
          </table:table-cell>
          <table:table-cell office:value-type="float" office:value="1.24164605141" calcext:value-type="float">
            <text:p>1.241646051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073" calcext:value-type="float">
            <text:p>48073</text:p>
          </table:table-cell>
          <table:table-cell office:value-type="float" office:value="80.5" calcext:value-type="float">
            <text:p>80.5</text:p>
          </table:table-cell>
          <table:table-cell office:value-type="float" office:value="1.30623197556" calcext:value-type="float">
            <text:p>1.306231975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73" calcext:value-type="float">
            <text:p>56073</text:p>
          </table:table-cell>
          <table:table-cell office:value-type="float" office:value="81.9" calcext:value-type="float">
            <text:p>81.9</text:p>
          </table:table-cell>
          <table:table-cell office:value-type="float" office:value="1.32316803932" calcext:value-type="float">
            <text:p>1.323168039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73" calcext:value-type="float">
            <text:p>64073</text:p>
          </table:table-cell>
          <table:table-cell office:value-type="float" office:value="86.2" calcext:value-type="float">
            <text:p>86.2</text:p>
          </table:table-cell>
          <table:table-cell office:value-type="float" office:value="1.33646082878" calcext:value-type="float">
            <text:p>1.336460828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073" calcext:value-type="float">
            <text:p>72073</text:p>
          </table:table-cell>
          <table:table-cell office:value-type="float" office:value="86.8" calcext:value-type="float">
            <text:p>86.8</text:p>
          </table:table-cell>
          <table:table-cell office:value-type="float" office:value="1.35543394089" calcext:value-type="float">
            <text:p>1.355433940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073" calcext:value-type="float">
            <text:p>80073</text:p>
          </table:table-cell>
          <table:table-cell office:value-type="float" office:value="88.1" calcext:value-type="float">
            <text:p>88.1</text:p>
          </table:table-cell>
          <table:table-cell office:value-type="float" office:value="1.39472579956" calcext:value-type="float">
            <text:p>1.394725799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073" calcext:value-type="float">
            <text:p>72073</text:p>
          </table:table-cell>
          <table:table-cell office:value-type="float" office:value="93.1" calcext:value-type="float">
            <text:p>93.1</text:p>
          </table:table-cell>
          <table:table-cell office:value-type="float" office:value="1.29721903801" calcext:value-type="float">
            <text:p>1.297219038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073" calcext:value-type="float">
            <text:p>88073</text:p>
          </table:table-cell>
          <table:table-cell office:value-type="float" office:value="95" calcext:value-type="float">
            <text:p>95</text:p>
          </table:table-cell>
          <table:table-cell office:value-type="float" office:value="1.30876302719" calcext:value-type="float">
            <text:p>1.308763027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4073" calcext:value-type="float">
            <text:p>104073</text:p>
          </table:table-cell>
          <table:table-cell office:value-type="float" office:value="95.5" calcext:value-type="float">
            <text:p>95.5</text:p>
          </table:table-cell>
          <table:table-cell office:value-type="float" office:value="1.33860707283" calcext:value-type="float">
            <text:p>1.3386070728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0073" calcext:value-type="float">
            <text:p>120073</text:p>
          </table:table-cell>
          <table:table-cell office:value-type="float" office:value="95.8" calcext:value-type="float">
            <text:p>95.8</text:p>
          </table:table-cell>
          <table:table-cell office:value-type="float" office:value="1.34373211861" calcext:value-type="float">
            <text:p>1.343732118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073" calcext:value-type="float">
            <text:p>136073</text:p>
          </table:table-cell>
          <table:table-cell office:value-type="float" office:value="95.9" calcext:value-type="float">
            <text:p>95.9</text:p>
          </table:table-cell>
          <table:table-cell office:value-type="float" office:value="1.36972498894" calcext:value-type="float">
            <text:p>1.3697249889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073" calcext:value-type="float">
            <text:p>96073</text:p>
          </table:table-cell>
          <table:table-cell office:value-type="float" office:value="96.1" calcext:value-type="float">
            <text:p>96.1</text:p>
          </table:table-cell>
          <table:table-cell office:value-type="float" office:value="1.30234313011" calcext:value-type="float">
            <text:p>1.302343130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073" calcext:value-type="float">
            <text:p>120073</text:p>
          </table:table-cell>
          <table:table-cell office:value-type="float" office:value="97.1" calcext:value-type="float">
            <text:p>97.1</text:p>
          </table:table-cell>
          <table:table-cell office:value-type="float" office:value="1.29126882553" calcext:value-type="float">
            <text:p>1.2912688255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73" calcext:value-type="float">
            <text:p>144073</text:p>
          </table:table-cell>
          <table:table-cell office:value-type="float" office:value="97.9" calcext:value-type="float">
            <text:p>97.9</text:p>
          </table:table-cell>
          <table:table-cell office:value-type="float" office:value="1.34108710289" calcext:value-type="float">
            <text:p>1.341087102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8073" calcext:value-type="float">
            <text:p>168073</text:p>
          </table:table-cell>
          <table:table-cell office:value-type="float" office:value="98.1" calcext:value-type="float">
            <text:p>98.1</text:p>
          </table:table-cell>
          <table:table-cell office:value-type="float" office:value="1.35456514359" calcext:value-type="float">
            <text:p>1.354565143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2073" calcext:value-type="float">
            <text:p>192073</text:p>
          </table:table-cell>
          <table:table-cell office:value-type="float" office:value="98.2" calcext:value-type="float">
            <text:p>98.2</text:p>
          </table:table-cell>
          <table:table-cell office:value-type="float" office:value="1.38090395927" calcext:value-type="float">
            <text:p>1.380903959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073" calcext:value-type="float">
            <text:p>120073</text:p>
          </table:table-cell>
          <table:table-cell office:value-type="float" office:value="97.4" calcext:value-type="float">
            <text:p>97.4</text:p>
          </table:table-cell>
          <table:table-cell office:value-type="float" office:value="1.30258393288" calcext:value-type="float">
            <text:p>1.302583932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073" calcext:value-type="float">
            <text:p>152073</text:p>
          </table:table-cell>
          <table:table-cell office:value-type="float" office:value="97.9" calcext:value-type="float">
            <text:p>97.9</text:p>
          </table:table-cell>
          <table:table-cell office:value-type="float" office:value="1.30779099464" calcext:value-type="float">
            <text:p>1.307790994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4073" calcext:value-type="float">
            <text:p>184073</text:p>
          </table:table-cell>
          <table:table-cell office:value-type="float" office:value="98.5" calcext:value-type="float">
            <text:p>98.5</text:p>
          </table:table-cell>
          <table:table-cell office:value-type="float" office:value="1.31153416634" calcext:value-type="float">
            <text:p>1.3115341663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6073" calcext:value-type="float">
            <text:p>216073</text:p>
          </table:table-cell>
          <table:table-cell office:value-type="float" office:value="98.9" calcext:value-type="float">
            <text:p>98.9</text:p>
          </table:table-cell>
          <table:table-cell office:value-type="float" office:value="1.32302999496" calcext:value-type="float">
            <text:p>1.323029994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8073" calcext:value-type="float">
            <text:p>248073</text:p>
          </table:table-cell>
          <table:table-cell office:value-type="float" office:value="98.9" calcext:value-type="float">
            <text:p>98.9</text:p>
          </table:table-cell>
          <table:table-cell office:value-type="float" office:value="1.34779906273" calcext:value-type="float">
            <text:p>1.347799062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73" calcext:value-type="float">
            <text:p>144073</text:p>
          </table:table-cell>
          <table:table-cell office:value-type="float" office:value="98" calcext:value-type="float">
            <text:p>98</text:p>
          </table:table-cell>
          <table:table-cell office:value-type="float" office:value="1.26602220535" calcext:value-type="float">
            <text:p>1.2660222053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4073" calcext:value-type="float">
            <text:p>184073</text:p>
          </table:table-cell>
          <table:table-cell office:value-type="float" office:value="98.3" calcext:value-type="float">
            <text:p>98.3</text:p>
          </table:table-cell>
          <table:table-cell office:value-type="float" office:value="1.29265809059" calcext:value-type="float">
            <text:p>1.292658090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073" calcext:value-type="float">
            <text:p>224073</text:p>
          </table:table-cell>
          <table:table-cell office:value-type="float" office:value="98.9" calcext:value-type="float">
            <text:p>98.9</text:p>
          </table:table-cell>
          <table:table-cell office:value-type="float" office:value="1.32314300537" calcext:value-type="float">
            <text:p>1.3231430053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4073" calcext:value-type="float">
            <text:p>264073</text:p>
          </table:table-cell>
          <table:table-cell office:value-type="float" office:value="99" calcext:value-type="float">
            <text:p>99</text:p>
          </table:table-cell>
          <table:table-cell office:value-type="float" office:value="1.32025003433" calcext:value-type="float">
            <text:p>1.320250034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4073" calcext:value-type="float">
            <text:p>304073</text:p>
          </table:table-cell>
          <table:table-cell office:value-type="float" office:value="98.9" calcext:value-type="float">
            <text:p>98.9</text:p>
          </table:table-cell>
          <table:table-cell office:value-type="float" office:value="1.38289690018" calcext:value-type="float">
            <text:p>1.382896900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8073" calcext:value-type="float">
            <text:p>168073</text:p>
          </table:table-cell>
          <table:table-cell office:value-type="float" office:value="98.3" calcext:value-type="float">
            <text:p>98.3</text:p>
          </table:table-cell>
          <table:table-cell office:value-type="float" office:value="1.3133149147" calcext:value-type="float">
            <text:p>1.31331491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6073" calcext:value-type="float">
            <text:p>216073</text:p>
          </table:table-cell>
          <table:table-cell office:value-type="float" office:value="99.2" calcext:value-type="float">
            <text:p>99.2</text:p>
          </table:table-cell>
          <table:table-cell office:value-type="float" office:value="1.31966495514" calcext:value-type="float">
            <text:p>1.319664955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4073" calcext:value-type="float">
            <text:p>264073</text:p>
          </table:table-cell>
          <table:table-cell office:value-type="float" office:value="99.5" calcext:value-type="float">
            <text:p>99.5</text:p>
          </table:table-cell>
          <table:table-cell office:value-type="float" office:value="1.33051109314" calcext:value-type="float">
            <text:p>1.330511093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73" calcext:value-type="float">
            <text:p>312073</text:p>
          </table:table-cell>
          <table:table-cell office:value-type="float" office:value="99.4" calcext:value-type="float">
            <text:p>99.4</text:p>
          </table:table-cell>
          <table:table-cell office:value-type="float" office:value="1.36108899117" calcext:value-type="float">
            <text:p>1.361088991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0073" calcext:value-type="float">
            <text:p>360073</text:p>
          </table:table-cell>
          <table:table-cell office:value-type="float" office:value="99.4" calcext:value-type="float">
            <text:p>99.4</text:p>
          </table:table-cell>
          <table:table-cell office:value-type="float" office:value="1.34948587418" calcext:value-type="float">
            <text:p>1.349485874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073" calcext:value-type="float">
            <text:p>192073</text:p>
          </table:table-cell>
          <table:table-cell office:value-type="float" office:value="98.5" calcext:value-type="float">
            <text:p>98.5</text:p>
          </table:table-cell>
          <table:table-cell office:value-type="float" office:value="1.28058505058" calcext:value-type="float">
            <text:p>1.280585050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8073" calcext:value-type="float">
            <text:p>248073</text:p>
          </table:table-cell>
          <table:table-cell office:value-type="float" office:value="99" calcext:value-type="float">
            <text:p>99</text:p>
          </table:table-cell>
          <table:table-cell office:value-type="float" office:value="1.30997204781" calcext:value-type="float">
            <text:p>1.309972047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4073" calcext:value-type="float">
            <text:p>304073</text:p>
          </table:table-cell>
          <table:table-cell office:value-type="float" office:value="99.3" calcext:value-type="float">
            <text:p>99.3</text:p>
          </table:table-cell>
          <table:table-cell office:value-type="float" office:value="1.33418893814" calcext:value-type="float">
            <text:p>1.334188938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0073" calcext:value-type="float">
            <text:p>360073</text:p>
          </table:table-cell>
          <table:table-cell office:value-type="float" office:value="99.2" calcext:value-type="float">
            <text:p>99.2</text:p>
          </table:table-cell>
          <table:table-cell office:value-type="float" office:value="1.34866809845" calcext:value-type="float">
            <text:p>1.348668098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6073" calcext:value-type="float">
            <text:p>416073</text:p>
          </table:table-cell>
          <table:table-cell office:value-type="float" office:value="99.6" calcext:value-type="float">
            <text:p>99.6</text:p>
          </table:table-cell>
          <table:table-cell office:value-type="float" office:value="1.36683392525" calcext:value-type="float">
            <text:p>1.366833925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6073" calcext:value-type="float">
            <text:p>216073</text:p>
          </table:table-cell>
          <table:table-cell office:value-type="float" office:value="98.8" calcext:value-type="float">
            <text:p>98.8</text:p>
          </table:table-cell>
          <table:table-cell office:value-type="float" office:value="1.30173802376" calcext:value-type="float">
            <text:p>1.301738023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0073" calcext:value-type="float">
            <text:p>280073</text:p>
          </table:table-cell>
          <table:table-cell office:value-type="float" office:value="99.3" calcext:value-type="float">
            <text:p>99.3</text:p>
          </table:table-cell>
          <table:table-cell office:value-type="float" office:value="1.31096816063" calcext:value-type="float">
            <text:p>1.310968160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4073" calcext:value-type="float">
            <text:p>344073</text:p>
          </table:table-cell>
          <table:table-cell office:value-type="float" office:value="99.6" calcext:value-type="float">
            <text:p>99.6</text:p>
          </table:table-cell>
          <table:table-cell office:value-type="float" office:value="1.31162691116" calcext:value-type="float">
            <text:p>1.311626911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8073" calcext:value-type="float">
            <text:p>408073</text:p>
          </table:table-cell>
          <table:table-cell office:value-type="float" office:value="99.5" calcext:value-type="float">
            <text:p>99.5</text:p>
          </table:table-cell>
          <table:table-cell office:value-type="float" office:value="1.31586790085" calcext:value-type="float">
            <text:p>1.315867900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2073" calcext:value-type="float">
            <text:p>472073</text:p>
          </table:table-cell>
          <table:table-cell office:value-type="float" office:value="99.7" calcext:value-type="float">
            <text:p>99.7</text:p>
          </table:table-cell>
          <table:table-cell office:value-type="float" office:value="1.32305502892" calcext:value-type="float">
            <text:p>1.323055028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0073" calcext:value-type="float">
            <text:p>240073</text:p>
          </table:table-cell>
          <table:table-cell office:value-type="float" office:value="98.9" calcext:value-type="float">
            <text:p>98.9</text:p>
          </table:table-cell>
          <table:table-cell office:value-type="float" office:value="1.29071593285" calcext:value-type="float">
            <text:p>1.290715932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2073" calcext:value-type="float">
            <text:p>312073</text:p>
          </table:table-cell>
          <table:table-cell office:value-type="float" office:value="99.2" calcext:value-type="float">
            <text:p>99.2</text:p>
          </table:table-cell>
          <table:table-cell office:value-type="float" office:value="1.32175993919" calcext:value-type="float">
            <text:p>1.321759939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4073" calcext:value-type="float">
            <text:p>384073</text:p>
          </table:table-cell>
          <table:table-cell office:value-type="float" office:value="99.6" calcext:value-type="float">
            <text:p>99.6</text:p>
          </table:table-cell>
          <table:table-cell office:value-type="float" office:value="1.31633281708" calcext:value-type="float">
            <text:p>1.316332817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6073" calcext:value-type="float">
            <text:p>456073</text:p>
          </table:table-cell>
          <table:table-cell office:value-type="float" office:value="99.8" calcext:value-type="float">
            <text:p>99.8</text:p>
          </table:table-cell>
          <table:table-cell office:value-type="float" office:value="1.34584093094" calcext:value-type="float">
            <text:p>1.3458409309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8073" calcext:value-type="float">
            <text:p>528073</text:p>
          </table:table-cell>
          <table:table-cell office:value-type="float" office:value="99.8" calcext:value-type="float">
            <text:p>99.8</text:p>
          </table:table-cell>
          <table:table-cell office:value-type="float" office:value="1.35288095474" calcext:value-type="float">
            <text:p>1.35288095474</text:p>
          </table:table-cell>
          <table:table-cell/>
        </table:table-row>
      </table:table>
      <table:table table:name="Time" table:style-name="ta1">
        <table:shapes>
          <draw:frame draw:z-index="0" draw:style-name="gr1" draw:text-style-name="P1" svg:width="566.62pt" svg:height="307.98pt" svg:x="559.62pt" svg:y="38.41pt">
            <draw:object draw:notify-on-update-of-ranges="PT@categories PT@label 0 PT@data 0 PT@label 1 PT@data 1 PT@label 2 PT@data 2 PT@label 3 PT@data 3 PT@label 4 PT@data 4 PT@label 5 PT@data 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11"/>
        <table:table-column table:style-name="co8" table:default-cell-style-name="Pivot_20_Table_20_Value"/>
        <table:table-column table:style-name="co8" table:default-cell-style-name="ce21"/>
        <table:table-column table:style-name="co8" table:number-columns-repeated="3" table:default-cell-style-name="Pivot_20_Table_20_Value"/>
        <table:table-column table:style-name="co8" table:default-cell-style-name="ce28"/>
        <table:table-row table:style-name="ro1">
          <table:table-cell table:style-name="ce1" office:value-type="string" calcext:value-type="string">
            <text:p>Average - Time</text:p>
          </table:table-cell>
          <table:table-cell table:style-name="ce7" office:value-type="string" calcext:value-type="string">
            <text:p>Depth</text:p>
          </table:table-cell>
          <table:table-cell table:style-name="ce7" office:value-type="string" calcext:value-type="string">
            <text:p>Width(*k)</text:p>
          </table:table-cell>
          <table:table-cell table:style-name="ce19" table:number-columns-repeated="4"/>
          <table:table-cell table:style-name="ce24"/>
        </table:table-row>
        <table:table-row table:style-name="ro1"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2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.11617088318" calcext:value-type="float">
            <text:p>1.11617088318</text:p>
          </table:table-cell>
          <table:table-cell table:style-name="ce16" office:value-type="float" office:value="1.12107205391" calcext:value-type="float">
            <text:p>1.12107205391</text:p>
          </table:table-cell>
          <table:table-cell table:style-name="ce20" office:value-type="float" office:value="1.14010095596" calcext:value-type="float">
            <text:p>1.14010095596</text:p>
          </table:table-cell>
          <table:table-cell office:value-type="float" office:value="1.25352787971" calcext:value-type="float">
            <text:p>1.25352787971</text:p>
          </table:table-cell>
          <table:table-cell office:value-type="float" office:value="1.26330184937" calcext:value-type="float">
            <text:p>1.26330184937</text:p>
          </table:table-cell>
          <table:table-cell office:value-type="float" office:value="1.25990700722" calcext:value-type="float">
            <text:p>1.25990700722</text:p>
          </table:table-cell>
          <table:table-cell table:style-name="ce27" office:value-type="float" office:value="1.19234677155833" calcext:value-type="float">
            <text:p>1.192346771558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10189247" calcext:value-type="float">
            <text:p>1.18310189247</text:p>
          </table:table-cell>
          <table:table-cell office:value-type="float" office:value="1.14749193192" calcext:value-type="float">
            <text:p>1.14749193192</text:p>
          </table:table-cell>
          <table:table-cell office:value-type="float" office:value="1.15270996094" calcext:value-type="float">
            <text:p>1.15270996094</text:p>
          </table:table-cell>
          <table:table-cell office:value-type="float" office:value="1.32415914536" calcext:value-type="float">
            <text:p>1.32415914536</text:p>
          </table:table-cell>
          <table:table-cell office:value-type="float" office:value="1.26327800751" calcext:value-type="float">
            <text:p>1.26327800751</text:p>
          </table:table-cell>
          <table:table-cell office:value-type="float" office:value="1.23181581497" calcext:value-type="float">
            <text:p>1.23181581497</text:p>
          </table:table-cell>
          <table:table-cell office:value-type="float" office:value="1.217092792195" calcext:value-type="float">
            <text:p>1.2170927921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57140255" calcext:value-type="float">
            <text:p>1.1657140255</text:p>
          </table:table-cell>
          <table:table-cell office:value-type="float" office:value="1.15843200684" calcext:value-type="float">
            <text:p>1.15843200684</text:p>
          </table:table-cell>
          <table:table-cell office:value-type="float" office:value="1.16245818138" calcext:value-type="float">
            <text:p>1.16245818138</text:p>
          </table:table-cell>
          <table:table-cell office:value-type="float" office:value="1.28765296936" calcext:value-type="float">
            <text:p>1.28765296936</text:p>
          </table:table-cell>
          <table:table-cell office:value-type="float" office:value="1.2783870697" calcext:value-type="float">
            <text:p>1.2783870697</text:p>
          </table:table-cell>
          <table:table-cell office:value-type="float" office:value="1.22865700722" calcext:value-type="float">
            <text:p>1.22865700722</text:p>
          </table:table-cell>
          <table:table-cell office:value-type="float" office:value="1.21355021" calcext:value-type="float">
            <text:p>1.21355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2" office:value-type="float" office:value="1.30623197556" calcext:value-type="float">
            <text:p>1.30623197556</text:p>
          </table:table-cell>
          <table:table-cell table:style-name="ce17" office:value-type="float" office:value="1.30258393288" calcext:value-type="float">
            <text:p>1.30258393288</text:p>
          </table:table-cell>
          <table:table-cell table:style-name="ce22" office:value-type="float" office:value="1.30173802376" calcext:value-type="float">
            <text:p>1.30173802376</text:p>
          </table:table-cell>
          <table:table-cell office:value-type="float" office:value="1.39472579956" calcext:value-type="float">
            <text:p>1.39472579956</text:p>
          </table:table-cell>
          <table:table-cell office:value-type="float" office:value="1.34779906273" calcext:value-type="float">
            <text:p>1.34779906273</text:p>
          </table:table-cell>
          <table:table-cell office:value-type="float" office:value="1.32305502892" calcext:value-type="float">
            <text:p>1.32305502892</text:p>
          </table:table-cell>
          <table:table-cell table:style-name="ce29" office:value-type="float" office:value="1.329355637235" calcext:value-type="float">
            <text:p>1.329355637235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1.1928046941775" calcext:value-type="float">
            <text:p>1.1928046941775</text:p>
          </table:table-cell>
          <table:table-cell table:style-name="ce18" office:value-type="float" office:value="1.1823949813875" calcext:value-type="float">
            <text:p>1.1823949813875</text:p>
          </table:table-cell>
          <table:table-cell table:style-name="ce23" office:value-type="float" office:value="1.18925178051" calcext:value-type="float">
            <text:p>1.18925178051</text:p>
          </table:table-cell>
          <table:table-cell table:style-name="ce13" office:value-type="float" office:value="1.3150164484975" calcext:value-type="float">
            <text:p>1.3150164484975</text:p>
          </table:table-cell>
          <table:table-cell table:style-name="ce18" office:value-type="float" office:value="1.2881914973275" calcext:value-type="float">
            <text:p>1.2881914973275</text:p>
          </table:table-cell>
          <table:table-cell table:style-name="ce23" office:value-type="float" office:value="1.2608587145825" calcext:value-type="float">
            <text:p>1.2608587145825</text:p>
          </table:table-cell>
          <table:table-cell table:style-name="ce30" office:value-type="float" office:value="1.23808635274708" calcext:value-type="float">
            <text:p>1.23808635274708</text:p>
          </table:table-cell>
        </table:table-row>
      </table:table>
      <table:table table:name="Accuracy" table:style-name="ta1">
        <table:shapes>
          <draw:frame draw:z-index="0" draw:style-name="gr1" draw:text-style-name="P1" svg:width="500.37pt" svg:height="268.04pt" svg:x="546.32pt" svg:y="148.34pt">
            <draw:object draw:notify-on-update-of-ranges="PT@categories PT@label 0 PT@data 0 PT@label 1 PT@data 1 PT@label 2 PT@data 2 PT@label 3 PT@data 3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33"/>
        <table:table-column table:style-name="co8" table:default-cell-style-name="ce35"/>
        <table:table-column table:style-name="co8" table:default-cell-style-name="ce37"/>
        <table:table-column table:style-name="co8" table:default-cell-style-name="ce35"/>
        <table:table-column table:style-name="co8" table:default-cell-style-name="ce37"/>
        <table:table-column table:style-name="co8" table:default-cell-style-name="ce35"/>
        <table:table-column table:style-name="co8" table:default-cell-style-name="ce39"/>
        <table:table-row table:style-name="ro1">
          <table:table-cell table:style-name="ce1" office:value-type="string" calcext:value-type="string">
            <text:p>Sum - Accuracy</text:p>
          </table:table-cell>
          <table:table-cell table:style-name="ce7" office:value-type="string" calcext:value-type="string">
            <text:p>Width(*k)</text:p>
          </table:table-cell>
          <table:table-cell table:style-name="ce7" office:value-type="string" calcext:value-type="string">
            <text:p>Depth</text:p>
          </table:table-cell>
          <table:table-cell table:style-name="ce19" table:number-columns-repeated="4"/>
          <table:table-cell table:style-name="ce24"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70" calcext:value-type="float">
            <text:p>70</text:p>
          </table:table-cell>
          <table:table-cell table:style-name="ce2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4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2" calcext:value-type="float">
            <text:p>82</text:p>
          </table:table-cell>
          <table:table-cell table:style-name="ce2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ce11" office:value-type="float" office:value="77" calcext:value-type="float">
            <text:p>77</text:p>
          </table:table-cell>
          <table:table-cell table:style-name="ce21" office:value-type="float" office:value="89" calcext:value-type="float">
            <text:p>89</text:p>
          </table:table-cell>
          <table:table-cell table:style-name="ce11" office:value-type="float" office:value="98" calcext:value-type="float">
            <text:p>98</text:p>
          </table:table-cell>
          <table:table-cell table:style-name="ce2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34" office:value-type="float" office:value="100" calcext:value-type="float">
            <text:p>100</text:p>
          </table:table-cell>
          <table:table-cell table:style-name="ce36" office:value-type="float" office:value="80.5" calcext:value-type="float">
            <text:p>80.5</text:p>
          </table:table-cell>
          <table:table-cell table:style-name="ce38" office:value-type="float" office:value="88.1" calcext:value-type="float">
            <text:p>88.1</text:p>
          </table:table-cell>
          <table:table-cell table:style-name="ce36" office:value-type="float" office:value="97.4" calcext:value-type="float">
            <text:p>97.4</text:p>
          </table:table-cell>
          <table:table-cell table:style-name="ce38" office:value-type="float" office:value="98.9" calcext:value-type="float">
            <text:p>98.9</text:p>
          </table:table-cell>
          <table:table-cell table:style-name="ce36" office:value-type="float" office:value="98.8" calcext:value-type="float">
            <text:p>98.8</text:p>
          </table:table-cell>
          <table:table-cell table:style-name="ce42" office:value-type="float" office:value="99.7" calcext:value-type="float">
            <text:p>99.7</text:p>
          </table:table-cell>
        </table:table-row>
      </table:table>
      <table:table table:name="Memory" table:style-name="ta1">
        <table:shapes>
          <draw:frame draw:z-index="0" draw:style-name="gr1" draw:text-style-name="P1" svg:width="513.55pt" svg:height="314.11pt" svg:x="545.56pt" svg:y="30.87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5"/>
        <table:table-column table:style-name="co8" table:default-cell-style-name="ce44"/>
        <table:table-column table:style-name="co8" table:default-cell-style-name="ce35"/>
        <table:table-column table:style-name="co8" table:default-cell-style-name="ce37"/>
        <table:table-column table:style-name="co8" table:default-cell-style-name="ce35"/>
        <table:table-column table:style-name="co8" table:default-cell-style-name="ce39"/>
        <table:table-row table:style-name="ro1">
          <table:table-cell table:style-name="ce1" office:value-type="string" calcext:value-type="string">
            <text:p>Average - Memory</text:p>
          </table:table-cell>
          <table:table-cell table:style-name="ce7" office:value-type="string" calcext:value-type="string">
            <text:p>Width(*k)</text:p>
          </table:table-cell>
          <table:table-cell table:style-name="ce7" office:value-type="string" calcext:value-type="string">
            <text:p>Depth</text:p>
          </table:table-cell>
          <table:table-cell table:style-name="ce19" table:number-columns-repeated="2"/>
          <table:table-cell table:style-name="ce24"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3" office:value-type="float" office:value="3816604" calcext:value-type="float">
            <text:p>3816604</text:p>
          </table:table-cell>
          <table:table-cell table:style-name="ce46" office:value-type="float" office:value="1273" calcext:value-type="float">
            <text:p>1273</text:p>
          </table:table-cell>
          <table:table-cell table:style-name="ce49" office:value-type="float" office:value="2553" calcext:value-type="float">
            <text:p>2553</text:p>
          </table:table-cell>
          <table:table-cell table:style-name="ce46" office:value-type="float" office:value="2233" calcext:value-type="float">
            <text:p>2233</text:p>
          </table:table-cell>
          <table:table-cell table:style-name="ce52"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16604" calcext:value-type="float">
            <text:p>3816604</text:p>
          </table:table-cell>
          <table:table-cell table:style-name="ce47" office:value-type="float" office:value="6073" calcext:value-type="float">
            <text:p>6073</text:p>
          </table:table-cell>
          <table:table-cell table:style-name="ce50" office:value-type="float" office:value="12473" calcext:value-type="float">
            <text:p>12473</text:p>
          </table:table-cell>
          <table:table-cell table:style-name="ce47" office:value-type="float" office:value="10873" calcext:value-type="float">
            <text:p>10873</text:p>
          </table:table-cell>
          <table:table-cell table:style-name="ce53" office:value-type="float" office:value="23673" calcext:value-type="float">
            <text:p>236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16604" calcext:value-type="float">
            <text:p>3816604</text:p>
          </table:table-cell>
          <table:table-cell table:style-name="ce47" office:value-type="float" office:value="12073" calcext:value-type="float">
            <text:p>12073</text:p>
          </table:table-cell>
          <table:table-cell table:style-name="ce50" office:value-type="float" office:value="24873" calcext:value-type="float">
            <text:p>24873</text:p>
          </table:table-cell>
          <table:table-cell table:style-name="ce47" office:value-type="float" office:value="21673" calcext:value-type="float">
            <text:p>21673</text:p>
          </table:table-cell>
          <table:table-cell table:style-name="ce53" office:value-type="float" office:value="47273" calcext:value-type="float">
            <text:p>47273</text:p>
          </table:table-cell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45" office:value-type="float" office:value="3816604" calcext:value-type="float">
            <text:p>3816604</text:p>
          </table:table-cell>
          <table:table-cell table:style-name="ce48" office:value-type="float" office:value="120073" calcext:value-type="float">
            <text:p>120073</text:p>
          </table:table-cell>
          <table:table-cell table:style-name="ce51" office:value-type="float" office:value="248073" calcext:value-type="float">
            <text:p>248073</text:p>
          </table:table-cell>
          <table:table-cell table:style-name="ce48" office:value-type="float" office:value="216073" calcext:value-type="float">
            <text:p>216073</text:p>
          </table:table-cell>
          <table:table-cell table:style-name="ce54" office:value-type="float" office:value="472073" calcext:value-type="float">
            <text:p>472073</text:p>
          </table:table-cell>
        </table:table-row>
      </table:table>
      <table:named-expressions/>
      <table:data-pilot-tables>
        <table:data-pilot-table table:name="DataPilot1" table:application-data="" table:target-range-address="Memory.A1:Memory.F7" table:buttons="Memory.A3 Memory.B1 Memory.C1" table:grand-total="none" table:show-filter-button="false" table:drill-down-on-double-click="false">
          <table:source-cell-range table:cell-range-address="warpeace.A10:warpeace.F194"/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mory" table:orientation="data" table:used-hierarchy="0" table:function="average">
            <table:data-pilot-level table:show-empty="false" calcext:repeat-item-labels="false">
              <table:data-pilot-members>
                <table:data-pilot-member table:name="553" table:display="true" table:show-details="true"/>
                <table:data-pilot-member table:name="633" table:display="true" table:show-details="true"/>
                <table:data-pilot-member table:name="713" table:display="true" table:show-details="true"/>
                <table:data-pilot-member table:name="793" table:display="true" table:show-details="true"/>
                <table:data-pilot-member table:name="873" table:display="true" table:show-details="true"/>
                <table:data-pilot-member table:name="953" table:display="true" table:show-details="true"/>
                <table:data-pilot-member table:name="1033" table:display="true" table:show-details="true"/>
                <table:data-pilot-member table:name="1113" table:display="true" table:show-details="true"/>
                <table:data-pilot-member table:name="1273" table:display="true" table:show-details="true"/>
                <table:data-pilot-member table:name="1433" table:display="true" table:show-details="true"/>
                <table:data-pilot-member table:name="1513" table:display="true" table:show-details="true"/>
                <table:data-pilot-member table:name="1593" table:display="true" table:show-details="true"/>
                <table:data-pilot-member table:name="1753" table:display="true" table:show-details="true"/>
                <table:data-pilot-member table:name="1913" table:display="true" table:show-details="true"/>
                <table:data-pilot-member table:name="1993" table:display="true" table:show-details="true"/>
                <table:data-pilot-member table:name="2233" table:display="true" table:show-details="true"/>
                <table:data-pilot-member table:name="2313" table:display="true" table:show-details="true"/>
                <table:data-pilot-member table:name="2473" table:display="true" table:show-details="true"/>
                <table:data-pilot-member table:name="2553" table:display="true" table:show-details="true"/>
                <table:data-pilot-member table:name="2713" table:display="true" table:show-details="true"/>
                <table:data-pilot-member table:name="2873" table:display="true" table:show-details="true"/>
                <table:data-pilot-member table:name="3113" table:display="true" table:show-details="true"/>
                <table:data-pilot-member table:name="3193" table:display="true" table:show-details="true"/>
                <table:data-pilot-member table:name="3273" table:display="true" table:show-details="true"/>
                <table:data-pilot-member table:name="3513" table:display="true" table:show-details="true"/>
                <table:data-pilot-member table:name="3673" table:display="true" table:show-details="true"/>
                <table:data-pilot-member table:name="3913" table:display="true" table:show-details="true"/>
                <table:data-pilot-member table:name="4073" table:display="true" table:show-details="true"/>
                <table:data-pilot-member table:name="4153" table:display="true" table:show-details="true"/>
                <table:data-pilot-member table:name="4233" table:display="true" table:show-details="true"/>
                <table:data-pilot-member table:name="4473" table:display="true" table:show-details="true"/>
                <table:data-pilot-member table:name="4633" table:display="true" table:show-details="true"/>
                <table:data-pilot-member table:name="4793" table:display="true" table:show-details="true"/>
                <table:data-pilot-member table:name="4873" table:display="true" table:show-details="true"/>
                <table:data-pilot-member table:name="5273" table:display="true" table:show-details="true"/>
                <table:data-pilot-member table:name="5353" table:display="true" table:show-details="true"/>
                <table:data-pilot-member table:name="5673" table:display="true" table:show-details="true"/>
                <table:data-pilot-member table:name="6073" table:display="true" table:show-details="true"/>
                <table:data-pilot-member table:name="6473" table:display="true" table:show-details="true"/>
                <table:data-pilot-member table:name="6873" table:display="true" table:show-details="true"/>
                <table:data-pilot-member table:name="7273" table:display="true" table:show-details="true"/>
                <table:data-pilot-member table:name="7673" table:display="true" table:show-details="true"/>
                <table:data-pilot-member table:name="8073" table:display="true" table:show-details="true"/>
                <table:data-pilot-member table:name="8473" table:display="true" table:show-details="true"/>
                <table:data-pilot-member table:name="8873" table:display="true" table:show-details="true"/>
                <table:data-pilot-member table:name="9273" table:display="true" table:show-details="true"/>
                <table:data-pilot-member table:name="9673" table:display="true" table:show-details="true"/>
                <table:data-pilot-member table:name="10473" table:display="true" table:show-details="true"/>
                <table:data-pilot-member table:name="10873" table:display="true" table:show-details="true"/>
                <table:data-pilot-member table:name="11273" table:display="true" table:show-details="true"/>
                <table:data-pilot-member table:name="12073" table:display="true" table:show-details="true"/>
                <table:data-pilot-member table:name="12473" table:display="true" table:show-details="true"/>
                <table:data-pilot-member table:name="13273" table:display="true" table:show-details="true"/>
                <table:data-pilot-member table:name="13673" table:display="true" table:show-details="true"/>
                <table:data-pilot-member table:name="14073" table:display="true" table:show-details="true"/>
                <table:data-pilot-member table:name="14473" table:display="true" table:show-details="true"/>
                <table:data-pilot-member table:name="15273" table:display="true" table:show-details="true"/>
                <table:data-pilot-member table:name="15673" table:display="true" table:show-details="true"/>
                <table:data-pilot-member table:name="16873" table:display="true" table:show-details="true"/>
                <table:data-pilot-member table:name="17273" table:display="true" table:show-details="true"/>
                <table:data-pilot-member table:name="18073" table:display="true" table:show-details="true"/>
                <table:data-pilot-member table:name="18473" table:display="true" table:show-details="true"/>
                <table:data-pilot-member table:name="19273" table:display="true" table:show-details="true"/>
                <table:data-pilot-member table:name="20473" table:display="true" table:show-details="true"/>
                <table:data-pilot-member table:name="20873" table:display="true" table:show-details="true"/>
                <table:data-pilot-member table:name="21673" table:display="true" table:show-details="true"/>
                <table:data-pilot-member table:name="22473" table:display="true" table:show-details="true"/>
                <table:data-pilot-member table:name="22873" table:display="true" table:show-details="true"/>
                <table:data-pilot-member table:name="23673" table:display="true" table:show-details="true"/>
                <table:data-pilot-member table:name="24073" table:display="true" table:show-details="true"/>
                <table:data-pilot-member table:name="24873" table:display="true" table:show-details="true"/>
                <table:data-pilot-member table:name="26473" table:display="true" table:show-details="true"/>
                <table:data-pilot-member table:name="28073" table:display="true" table:show-details="true"/>
                <table:data-pilot-member table:name="30473" table:display="true" table:show-details="true"/>
                <table:data-pilot-member table:name="31273" table:display="true" table:show-details="true"/>
                <table:data-pilot-member table:name="34473" table:display="true" table:show-details="true"/>
                <table:data-pilot-member table:name="36073" table:display="true" table:show-details="true"/>
                <table:data-pilot-member table:name="38473" table:display="true" table:show-details="true"/>
                <table:data-pilot-member table:name="40873" table:display="true" table:show-details="true"/>
                <table:data-pilot-member table:name="41673" table:display="true" table:show-details="true"/>
                <table:data-pilot-member table:name="45673" table:display="true" table:show-details="true"/>
                <table:data-pilot-member table:name="47273" table:display="true" table:show-details="true"/>
                <table:data-pilot-member table:name="48073" table:display="true" table:show-details="true"/>
                <table:data-pilot-member table:name="52873" table:display="true" table:show-details="true"/>
                <table:data-pilot-member table:name="56073" table:display="true" table:show-details="true"/>
                <table:data-pilot-member table:name="64073" table:display="true" table:show-details="true"/>
                <table:data-pilot-member table:name="72073" table:display="true" table:show-details="true"/>
                <table:data-pilot-member table:name="80073" table:display="true" table:show-details="true"/>
                <table:data-pilot-member table:name="88073" table:display="true" table:show-details="true"/>
                <table:data-pilot-member table:name="96073" table:display="true" table:show-details="true"/>
                <table:data-pilot-member table:name="104073" table:display="true" table:show-details="true"/>
                <table:data-pilot-member table:name="120073" table:display="true" table:show-details="true"/>
                <table:data-pilot-member table:name="136073" table:display="true" table:show-details="true"/>
                <table:data-pilot-member table:name="144073" table:display="true" table:show-details="true"/>
                <table:data-pilot-member table:name="152073" table:display="true" table:show-details="true"/>
                <table:data-pilot-member table:name="168073" table:display="true" table:show-details="true"/>
                <table:data-pilot-member table:name="184073" table:display="true" table:show-details="true"/>
                <table:data-pilot-member table:name="192073" table:display="true" table:show-details="true"/>
                <table:data-pilot-member table:name="216073" table:display="true" table:show-details="true"/>
                <table:data-pilot-member table:name="224073" table:display="true" table:show-details="true"/>
                <table:data-pilot-member table:name="240073" table:display="true" table:show-details="true"/>
                <table:data-pilot-member table:name="248073" table:display="true" table:show-details="true"/>
                <table:data-pilot-member table:name="264073" table:display="true" table:show-details="true"/>
                <table:data-pilot-member table:name="280073" table:display="true" table:show-details="true"/>
                <table:data-pilot-member table:name="304073" table:display="true" table:show-details="true"/>
                <table:data-pilot-member table:name="312073" table:display="true" table:show-details="true"/>
                <table:data-pilot-member table:name="344073" table:display="true" table:show-details="true"/>
                <table:data-pilot-member table:name="360073" table:display="true" table:show-details="true"/>
                <table:data-pilot-member table:name="384073" table:display="true" table:show-details="true"/>
                <table:data-pilot-member table:name="408073" table:display="true" table:show-details="true"/>
                <table:data-pilot-member table:name="416073" table:display="true" table:show-details="true"/>
                <table:data-pilot-member table:name="456073" table:display="true" table:show-details="true"/>
                <table:data-pilot-member table:name="472073" table:display="true" table:show-details="true"/>
                <table:data-pilot-member table:name="5280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Accuracy.A1:Accuracy.H7" table:buttons="Accuracy.A3 Accuracy.B1 Accuracy.C1" table:grand-total="none" table:show-filter-button="false" table:drill-down-on-double-click="false">
          <table:source-cell-range table:cell-range-address="warpeace.A10:warpeace.F194"/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uracy" table:orientation="data" table:used-hierarchy="0" table:function="sum">
            <table:data-pilot-level table:show-empty="false" calcext:repeat-item-labels="false">
              <table:data-pilot-members>
                <table:data-pilot-member table:name="60" table:display="true" table:show-details="true"/>
                <table:data-pilot-member table:name="70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0.5" table:display="true" table:show-details="true"/>
                <table:data-pilot-member table:name="81.9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6.2" table:display="true" table:show-details="true"/>
                <table:data-pilot-member table:name="86.8" table:display="true" table:show-details="true"/>
                <table:data-pilot-member table:name="88.1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.1" table:display="true" table:show-details="true"/>
                <table:data-pilot-member table:name="95" table:display="true" table:show-details="true"/>
                <table:data-pilot-member table:name="95.5" table:display="true" table:show-details="true"/>
                <table:data-pilot-member table:name="95.8" table:display="true" table:show-details="true"/>
                <table:data-pilot-member table:name="95.9" table:display="true" table:show-details="true"/>
                <table:data-pilot-member table:name="96" table:display="true" table:show-details="true"/>
                <table:data-pilot-member table:name="96.1" table:display="true" table:show-details="true"/>
                <table:data-pilot-member table:name="97" table:display="true" table:show-details="true"/>
                <table:data-pilot-member table:name="97.1" table:display="true" table:show-details="true"/>
                <table:data-pilot-member table:name="97.4" table:display="true" table:show-details="true"/>
                <table:data-pilot-member table:name="97.9" table:display="true" table:show-details="true"/>
                <table:data-pilot-member table:name="98" table:display="true" table:show-details="true"/>
                <table:data-pilot-member table:name="98.1" table:display="true" table:show-details="true"/>
                <table:data-pilot-member table:name="98.2" table:display="true" table:show-details="true"/>
                <table:data-pilot-member table:name="98.3" table:display="true" table:show-details="true"/>
                <table:data-pilot-member table:name="98.5" table:display="true" table:show-details="true"/>
                <table:data-pilot-member table:name="98.8" table:display="true" table:show-details="true"/>
                <table:data-pilot-member table:name="98.9" table:display="true" table:show-details="true"/>
                <table:data-pilot-member table:name="99" table:display="true" table:show-details="true"/>
                <table:data-pilot-member table:name="99.2" table:display="true" table:show-details="true"/>
                <table:data-pilot-member table:name="99.3" table:display="true" table:show-details="true"/>
                <table:data-pilot-member table:name="99.4" table:display="true" table:show-details="true"/>
                <table:data-pilot-member table:name="99.5" table:display="true" table:show-details="true"/>
                <table:data-pilot-member table:name="99.6" table:display="true" table:show-details="true"/>
                <table:data-pilot-member table:name="99.7" table:display="true" table:show-details="true"/>
                <table:data-pilot-member table:name="99.8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Time.A1:Time.H8" table:buttons="Time.A3 Time.B1 Time.C1" table:show-filter-button="false" table:drill-down-on-double-click="false">
          <table:source-cell-range table:cell-range-address="warpeace.A10:warpeace.F194"/>
          <table:data-pilot-field table:source-field-name="Depth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dth(*k)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tru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true" table:show-details="true"/>
                <table:data-pilot-member table:name="9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.10941314697" table:display="true" table:show-details="true"/>
                <table:data-pilot-member table:name="1.113519907" table:display="true" table:show-details="true"/>
                <table:data-pilot-member table:name="1.11617088318" table:display="true" table:show-details="true"/>
                <table:data-pilot-member table:name="1.12107205391" table:display="true" table:show-details="true"/>
                <table:data-pilot-member table:name="1.13184309006" table:display="true" table:show-details="true"/>
                <table:data-pilot-member table:name="1.13795900345" table:display="true" table:show-details="true"/>
                <table:data-pilot-member table:name="1.14010095596" table:display="true" table:show-details="true"/>
                <table:data-pilot-member table:name="1.14198899269" table:display="true" table:show-details="true"/>
                <table:data-pilot-member table:name="1.14215302467" table:display="true" table:show-details="true"/>
                <table:data-pilot-member table:name="1.14342498779" table:display="true" table:show-details="true"/>
                <table:data-pilot-member table:name="1.14710402489" table:display="true" table:show-details="true"/>
                <table:data-pilot-member table:name="1.14749193192" table:display="true" table:show-details="true"/>
                <table:data-pilot-member table:name="1.14869809151" table:display="true" table:show-details="true"/>
                <table:data-pilot-member table:name="1.15078091621" table:display="true" table:show-details="true"/>
                <table:data-pilot-member table:name="1.15270996094" table:display="true" table:show-details="true"/>
                <table:data-pilot-member table:name="1.15499281883" table:display="true" table:show-details="true"/>
                <table:data-pilot-member table:name="1.15614080429" table:display="true" table:show-details="true"/>
                <table:data-pilot-member table:name="1.15643405914" table:display="true" table:show-details="true"/>
                <table:data-pilot-member table:name="1.15843200684" table:display="true" table:show-details="true"/>
                <table:data-pilot-member table:name="1.15929198265" table:display="true" table:show-details="true"/>
                <table:data-pilot-member table:name="1.16008710861" table:display="true" table:show-details="true"/>
                <table:data-pilot-member table:name="1.16226291656" table:display="true" table:show-details="true"/>
                <table:data-pilot-member table:name="1.16241002083" table:display="true" table:show-details="true"/>
                <table:data-pilot-member table:name="1.16245818138" table:display="true" table:show-details="true"/>
                <table:data-pilot-member table:name="1.16462802887" table:display="true" table:show-details="true"/>
                <table:data-pilot-member table:name="1.16467404366" table:display="true" table:show-details="true"/>
                <table:data-pilot-member table:name="1.16550993919" table:display="true" table:show-details="true"/>
                <table:data-pilot-member table:name="1.1657140255" table:display="true" table:show-details="true"/>
                <table:data-pilot-member table:name="1.16713881493" table:display="true" table:show-details="true"/>
                <table:data-pilot-member table:name="1.16890287399" table:display="true" table:show-details="true"/>
                <table:data-pilot-member table:name="1.16910600662" table:display="true" table:show-details="true"/>
                <table:data-pilot-member table:name="1.17024207115" table:display="true" table:show-details="true"/>
                <table:data-pilot-member table:name="1.1712501049" table:display="true" table:show-details="true"/>
                <table:data-pilot-member table:name="1.17142701149" table:display="true" table:show-details="true"/>
                <table:data-pilot-member table:name="1.17183089256" table:display="true" table:show-details="true"/>
                <table:data-pilot-member table:name="1.1722650528" table:display="true" table:show-details="true"/>
                <table:data-pilot-member table:name="1.17346382141" table:display="true" table:show-details="true"/>
                <table:data-pilot-member table:name="1.17408299446" table:display="true" table:show-details="true"/>
                <table:data-pilot-member table:name="1.17459511757" table:display="true" table:show-details="true"/>
                <table:data-pilot-member table:name="1.17605686188" table:display="true" table:show-details="true"/>
                <table:data-pilot-member table:name="1.17621588707" table:display="true" table:show-details="true"/>
                <table:data-pilot-member table:name="1.17694091797" table:display="true" table:show-details="true"/>
                <table:data-pilot-member table:name="1.182970047" table:display="true" table:show-details="true"/>
                <table:data-pilot-member table:name="1.18310189247" table:display="true" table:show-details="true"/>
                <table:data-pilot-member table:name="1.18470001221" table:display="true" table:show-details="true"/>
                <table:data-pilot-member table:name="1.18567800522" table:display="true" table:show-details="true"/>
                <table:data-pilot-member table:name="1.18653678894" table:display="true" table:show-details="true"/>
                <table:data-pilot-member table:name="1.1869468689" table:display="true" table:show-details="true"/>
                <table:data-pilot-member table:name="1.18746304512" table:display="true" table:show-details="true"/>
                <table:data-pilot-member table:name="1.18858909607" table:display="true" table:show-details="true"/>
                <table:data-pilot-member table:name="1.18876695633" table:display="true" table:show-details="true"/>
                <table:data-pilot-member table:name="1.18972086906" table:display="true" table:show-details="true"/>
                <table:data-pilot-member table:name="1.19324111938" table:display="true" table:show-details="true"/>
                <table:data-pilot-member table:name="1.19332313538" table:display="true" table:show-details="true"/>
                <table:data-pilot-member table:name="1.19385409355" table:display="true" table:show-details="true"/>
                <table:data-pilot-member table:name="1.19387793541" table:display="true" table:show-details="true"/>
                <table:data-pilot-member table:name="1.19534182549" table:display="true" table:show-details="true"/>
                <table:data-pilot-member table:name="1.19708299637" table:display="true" table:show-details="true"/>
                <table:data-pilot-member table:name="1.1972618103" table:display="true" table:show-details="true"/>
                <table:data-pilot-member table:name="1.19742298126" table:display="true" table:show-details="true"/>
                <table:data-pilot-member table:name="1.1989428997" table:display="true" table:show-details="true"/>
                <table:data-pilot-member table:name="1.19907712936" table:display="true" table:show-details="true"/>
                <table:data-pilot-member table:name="1.19944190979" table:display="true" table:show-details="true"/>
                <table:data-pilot-member table:name="1.20171093941" table:display="true" table:show-details="true"/>
                <table:data-pilot-member table:name="1.20194506645" table:display="true" table:show-details="true"/>
                <table:data-pilot-member table:name="1.20213603973" table:display="true" table:show-details="true"/>
                <table:data-pilot-member table:name="1.20500993729" table:display="true" table:show-details="true"/>
                <table:data-pilot-member table:name="1.20501279831" table:display="true" table:show-details="true"/>
                <table:data-pilot-member table:name="1.20531105995" table:display="true" table:show-details="true"/>
                <table:data-pilot-member table:name="1.20712685585" table:display="true" table:show-details="true"/>
                <table:data-pilot-member table:name="1.20836186409" table:display="true" table:show-details="true"/>
                <table:data-pilot-member table:name="1.20918917656" table:display="true" table:show-details="true"/>
                <table:data-pilot-member table:name="1.21280694008" table:display="true" table:show-details="true"/>
                <table:data-pilot-member table:name="1.21508598328" table:display="true" table:show-details="true"/>
                <table:data-pilot-member table:name="1.21819615364" table:display="true" table:show-details="true"/>
                <table:data-pilot-member table:name="1.21863389015" table:display="true" table:show-details="true"/>
                <table:data-pilot-member table:name="1.21880602837" table:display="true" table:show-details="true"/>
                <table:data-pilot-member table:name="1.21951293945" table:display="true" table:show-details="true"/>
                <table:data-pilot-member table:name="1.22074818611" table:display="true" table:show-details="true"/>
                <table:data-pilot-member table:name="1.22169399261" table:display="true" table:show-details="true"/>
                <table:data-pilot-member table:name="1.22172403336" table:display="true" table:show-details="true"/>
                <table:data-pilot-member table:name="1.2221159935" table:display="true" table:show-details="true"/>
                <table:data-pilot-member table:name="1.22263407707" table:display="true" table:show-details="true"/>
                <table:data-pilot-member table:name="1.2228679657" table:display="true" table:show-details="true"/>
                <table:data-pilot-member table:name="1.22534799576" table:display="true" table:show-details="true"/>
                <table:data-pilot-member table:name="1.2254087925" table:display="true" table:show-details="true"/>
                <table:data-pilot-member table:name="1.22775816917" table:display="true" table:show-details="true"/>
                <table:data-pilot-member table:name="1.22865700722" table:display="true" table:show-details="true"/>
                <table:data-pilot-member table:name="1.22947692871" table:display="true" table:show-details="true"/>
                <table:data-pilot-member table:name="1.23005700111" table:display="true" table:show-details="true"/>
                <table:data-pilot-member table:name="1.23072004318" table:display="true" table:show-details="true"/>
                <table:data-pilot-member table:name="1.23111200333" table:display="true" table:show-details="true"/>
                <table:data-pilot-member table:name="1.2316839695" table:display="true" table:show-details="true"/>
                <table:data-pilot-member table:name="1.23181581497" table:display="true" table:show-details="true"/>
                <table:data-pilot-member table:name="1.2328979969" table:display="true" table:show-details="true"/>
                <table:data-pilot-member table:name="1.23393392563" table:display="true" table:show-details="true"/>
                <table:data-pilot-member table:name="1.23496103287" table:display="true" table:show-details="true"/>
                <table:data-pilot-member table:name="1.23611092567" table:display="true" table:show-details="true"/>
                <table:data-pilot-member table:name="1.23766613007" table:display="true" table:show-details="true"/>
                <table:data-pilot-member table:name="1.23857808113" table:display="true" table:show-details="true"/>
                <table:data-pilot-member table:name="1.23916196823" table:display="true" table:show-details="true"/>
                <table:data-pilot-member table:name="1.2399160862" table:display="true" table:show-details="true"/>
                <table:data-pilot-member table:name="1.24088716507" table:display="true" table:show-details="true"/>
                <table:data-pilot-member table:name="1.24164605141" table:display="true" table:show-details="true"/>
                <table:data-pilot-member table:name="1.24326491356" table:display="true" table:show-details="true"/>
                <table:data-pilot-member table:name="1.24561715126" table:display="true" table:show-details="true"/>
                <table:data-pilot-member table:name="1.24585485458" table:display="true" table:show-details="true"/>
                <table:data-pilot-member table:name="1.2462220192" table:display="true" table:show-details="true"/>
                <table:data-pilot-member table:name="1.24646782875" table:display="true" table:show-details="true"/>
                <table:data-pilot-member table:name="1.24709796906" table:display="true" table:show-details="true"/>
                <table:data-pilot-member table:name="1.24780702591" table:display="true" table:show-details="true"/>
                <table:data-pilot-member table:name="1.25037789345" table:display="true" table:show-details="true"/>
                <table:data-pilot-member table:name="1.25055217743" table:display="true" table:show-details="true"/>
                <table:data-pilot-member table:name="1.2508149147" table:display="true" table:show-details="true"/>
                <table:data-pilot-member table:name="1.25082612038" table:display="true" table:show-details="true"/>
                <table:data-pilot-member table:name="1.2524600029" table:display="true" table:show-details="true"/>
                <table:data-pilot-member table:name="1.25304889679" table:display="true" table:show-details="true"/>
                <table:data-pilot-member table:name="1.25352787971" table:display="true" table:show-details="true"/>
                <table:data-pilot-member table:name="1.25450110435" table:display="true" table:show-details="true"/>
                <table:data-pilot-member table:name="1.25633597374" table:display="true" table:show-details="true"/>
                <table:data-pilot-member table:name="1.25720691681" table:display="true" table:show-details="true"/>
                <table:data-pilot-member table:name="1.25937604904" table:display="true" table:show-details="true"/>
                <table:data-pilot-member table:name="1.25990700722" table:display="true" table:show-details="true"/>
                <table:data-pilot-member table:name="1.26003599167" table:display="true" table:show-details="true"/>
                <table:data-pilot-member table:name="1.26168298721" table:display="true" table:show-details="true"/>
                <table:data-pilot-member table:name="1.26327800751" table:display="true" table:show-details="true"/>
                <table:data-pilot-member table:name="1.26330184937" table:display="true" table:show-details="true"/>
                <table:data-pilot-member table:name="1.26602220535" table:display="true" table:show-details="true"/>
                <table:data-pilot-member table:name="1.26642918587" table:display="true" table:show-details="true"/>
                <table:data-pilot-member table:name="1.26867890358" table:display="true" table:show-details="true"/>
                <table:data-pilot-member table:name="1.2783870697" table:display="true" table:show-details="true"/>
                <table:data-pilot-member table:name="1.27930998802" table:display="true" table:show-details="true"/>
                <table:data-pilot-member table:name="1.28058505058" table:display="true" table:show-details="true"/>
                <table:data-pilot-member table:name="1.2824280262" table:display="true" table:show-details="true"/>
                <table:data-pilot-member table:name="1.28271603584" table:display="true" table:show-details="true"/>
                <table:data-pilot-member table:name="1.28765296936" table:display="true" table:show-details="true"/>
                <table:data-pilot-member table:name="1.29071593285" table:display="true" table:show-details="true"/>
                <table:data-pilot-member table:name="1.29126882553" table:display="true" table:show-details="true"/>
                <table:data-pilot-member table:name="1.29265809059" table:display="true" table:show-details="true"/>
                <table:data-pilot-member table:name="1.29721903801" table:display="true" table:show-details="true"/>
                <table:data-pilot-member table:name="1.30173802376" table:display="true" table:show-details="true"/>
                <table:data-pilot-member table:name="1.30234313011" table:display="true" table:show-details="true"/>
                <table:data-pilot-member table:name="1.30258393288" table:display="true" table:show-details="true"/>
                <table:data-pilot-member table:name="1.30623197556" table:display="true" table:show-details="true"/>
                <table:data-pilot-member table:name="1.30779099464" table:display="true" table:show-details="true"/>
                <table:data-pilot-member table:name="1.30876302719" table:display="true" table:show-details="true"/>
                <table:data-pilot-member table:name="1.30997204781" table:display="true" table:show-details="true"/>
                <table:data-pilot-member table:name="1.31096816063" table:display="true" table:show-details="true"/>
                <table:data-pilot-member table:name="1.31153416634" table:display="true" table:show-details="true"/>
                <table:data-pilot-member table:name="1.31162691116" table:display="true" table:show-details="true"/>
                <table:data-pilot-member table:name="1.3133149147" table:display="true" table:show-details="true"/>
                <table:data-pilot-member table:name="1.31586790085" table:display="true" table:show-details="true"/>
                <table:data-pilot-member table:name="1.31633281708" table:display="true" table:show-details="true"/>
                <table:data-pilot-member table:name="1.31966495514" table:display="true" table:show-details="true"/>
                <table:data-pilot-member table:name="1.32025003433" table:display="true" table:show-details="true"/>
                <table:data-pilot-member table:name="1.32175993919" table:display="true" table:show-details="true"/>
                <table:data-pilot-member table:name="1.32302999496" table:display="true" table:show-details="true"/>
                <table:data-pilot-member table:name="1.32305502892" table:display="true" table:show-details="true"/>
                <table:data-pilot-member table:name="1.32314300537" table:display="true" table:show-details="true"/>
                <table:data-pilot-member table:name="1.32316803932" table:display="true" table:show-details="true"/>
                <table:data-pilot-member table:name="1.32415914536" table:display="true" table:show-details="true"/>
                <table:data-pilot-member table:name="1.33051109314" table:display="true" table:show-details="true"/>
                <table:data-pilot-member table:name="1.33418893814" table:display="true" table:show-details="true"/>
                <table:data-pilot-member table:name="1.33646082878" table:display="true" table:show-details="true"/>
                <table:data-pilot-member table:name="1.33860707283" table:display="true" table:show-details="true"/>
                <table:data-pilot-member table:name="1.34108710289" table:display="true" table:show-details="true"/>
                <table:data-pilot-member table:name="1.34373211861" table:display="true" table:show-details="true"/>
                <table:data-pilot-member table:name="1.34584093094" table:display="true" table:show-details="true"/>
                <table:data-pilot-member table:name="1.34779906273" table:display="true" table:show-details="true"/>
                <table:data-pilot-member table:name="1.34866809845" table:display="true" table:show-details="true"/>
                <table:data-pilot-member table:name="1.34948587418" table:display="true" table:show-details="true"/>
                <table:data-pilot-member table:name="1.35288095474" table:display="true" table:show-details="true"/>
                <table:data-pilot-member table:name="1.35456514359" table:display="true" table:show-details="true"/>
                <table:data-pilot-member table:name="1.35543394089" table:display="true" table:show-details="true"/>
                <table:data-pilot-member table:name="1.36108899117" table:display="true" table:show-details="true"/>
                <table:data-pilot-member table:name="1.36683392525" table:display="true" table:show-details="true"/>
                <table:data-pilot-member table:name="1.36972498894" table:display="true" table:show-details="true"/>
                <table:data-pilot-member table:name="1.38090395927" table:display="true" table:show-details="true"/>
                <table:data-pilot-member table:name="1.38289690018" table:display="true" table:show-details="true"/>
                <table:data-pilot-member table:name="1.39472579956" table:display="true" table:show-details="true"/>
                <table:data-pilot-member table:name="5.9820060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5:30:11.128015946</dc:date>
    <meta:editing-duration>PT3H18M30S</meta:editing-duration>
    <meta:editing-cycles>9</meta:editing-cycles>
    <meta:generator>LibreOffice/6.0.7.3$Linux_X86_64 LibreOffice_project/00m0$Build-3</meta:generator>
    <meta:document-statistic meta:table-count="4" meta:cell-count="12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8cm" svg:height="11.082cm" xlink:href=".." xlink:type="simple" loext:data-pilot-source="DataPilot1" chart:class="chart:bar" chart:style-name="ch1">
        <chart:title svg:x="6.251cm" svg:y="0.357cm" chart:style-name="ch2">
          <text:p>Top-K Memory Comparison</text:p>
        </chart:title>
        <chart:legend chart:legend-position="end" svg:x="14.964cm" svg:y="2.946cm" style:legend-expansion="high" chart:style-name="ch3"/>
        <chart:plot-area chart:style-name="ch4" table:cell-range-address="PivotChart" chart:data-source-has-labels="column" svg:x="1.373cm" svg:y="1.357cm" svg:width="13.229cm" svg:height="7.623cm">
          <chartooo:coordinate-region svg:x="3.106cm" svg:y="1.557cm" svg:width="11.496cm" svg:height="6.776cm"/>
          <chart:axis chart:dimension="x" chart:name="primary-x" chart:style-name="ch5" chartooo:axis-type="auto">
            <chartooo:date-scale/>
            <chart:title svg:x="7.824cm" svg:y="9.201cm" chart:style-name="ch6">
              <text:p>K</text:p>
            </chart:title>
            <chart:categories table:cell-range-address="PT@categories"/>
          </chart:axis>
          <chart:axis chart:dimension="y" chart:name="primary-y" chart:style-name="ch7">
            <chart:title svg:x="0.451cm" svg:y="6.852cm" chart:style-name="ch8">
              <text:p>RAM (logaritmic scale)</text:p>
            </chart:title>
          </chart:axis>
          <chart:series chart:style-name="ch9" chart:values-cell-range-address="PT@data 0" chart:label-cell-address="PT@label 0" chart:class="chart:bar">
            <chart:data-point chart:repeated="4"/>
          </chart:series>
          <chart:series chart:style-name="ch10" chart:values-cell-range-address="PT@data 1" chart:label-cell-address="PT@label 1" chart:class="chart:bar">
            <chart:data-point chart:repeated="4"/>
          </chart:series>
          <chart:series chart:style-name="ch11" chart:values-cell-range-address="PT@data 2" chart:label-cell-address="PT@label 2" chart:class="chart:bar">
            <chart:data-point chart:repeated="4"/>
          </chart:series>
          <chart:series chart:style-name="ch12" chart:values-cell-range-address="PT@data 3" chart:label-cell-address="PT@label 3" chart:class="chart:bar">
            <chart:data-point chart:repeated="4"/>
          </chart:series>
          <chart:series chart:style-name="ch13" chart:values-cell-range-address="PT@data 4" chart:label-cell-address="PT@label 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</text:p>
                <draw:g>
                  <svg:desc>PT@label 0</svg:desc>
                </draw:g>
              </table:table-cell>
              <table:table-cell office:value-type="string">
                <text:p>4 - 3</text:p>
                <draw:g>
                  <svg:desc>PT@label 1</svg:desc>
                </draw:g>
              </table:table-cell>
              <table:table-cell office:value-type="string">
                <text:p>4 - 7</text:p>
                <draw:g>
                  <svg:desc>PT@label 2</svg:desc>
                </draw:g>
              </table:table-cell>
              <table:table-cell office:value-type="string">
                <text:p>8 - 3</text:p>
                <draw:g>
                  <svg:desc>PT@label 3</svg:desc>
                </draw:g>
              </table:table-cell>
              <table:table-cell office:value-type="string">
                <text:p>8 - 7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3816604">
                <text:p>3816604</text:p>
                <draw:g>
                  <svg:desc>PT@data 0</svg:desc>
                </draw:g>
              </table:table-cell>
              <table:table-cell office:value-type="float" office:value="1273">
                <text:p>1273</text:p>
                <draw:g>
                  <svg:desc>PT@data 1</svg:desc>
                </draw:g>
              </table:table-cell>
              <table:table-cell office:value-type="float" office:value="2553">
                <text:p>2553</text:p>
                <draw:g>
                  <svg:desc>PT@data 2</svg:desc>
                </draw:g>
              </table:table-cell>
              <table:table-cell office:value-type="float" office:value="2233">
                <text:p>2233</text:p>
                <draw:g>
                  <svg:desc>PT@data 3</svg:desc>
                </draw:g>
              </table:table-cell>
              <table:table-cell office:value-type="float" office:value="4793">
                <text:p>479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6604">
                <text:p>3816604</text:p>
              </table:table-cell>
              <table:table-cell office:value-type="float" office:value="6073">
                <text:p>6073</text:p>
              </table:table-cell>
              <table:table-cell office:value-type="float" office:value="12473">
                <text:p>12473</text:p>
              </table:table-cell>
              <table:table-cell office:value-type="float" office:value="10873">
                <text:p>10873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16604">
                <text:p>3816604</text:p>
              </table:table-cell>
              <table:table-cell office:value-type="float" office:value="12073">
                <text:p>12073</text:p>
              </table:table-cell>
              <table:table-cell office:value-type="float" office:value="24873">
                <text:p>24873</text:p>
              </table:table-cell>
              <table:table-cell office:value-type="float" office:value="21673">
                <text:p>21673</text:p>
              </table:table-cell>
              <table:table-cell office:value-type="float" office:value="47273">
                <text:p>472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16604">
                <text:p>3816604</text:p>
              </table:table-cell>
              <table:table-cell office:value-type="float" office:value="120073">
                <text:p>120073</text:p>
              </table:table-cell>
              <table:table-cell office:value-type="float" office:value="248073">
                <text:p>248073</text:p>
              </table:table-cell>
              <table:table-cell office:value-type="float" office:value="216073">
                <text:p>216073</text:p>
              </table:table-cell>
              <table:table-cell office:value-type="float" office:value="472073">
                <text:p>472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6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ba131a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53cm" svg:height="9.457cm" xlink:href=".." xlink:type="simple" loext:data-pilot-source="DataPilot2" chart:class="chart:bar" chart:style-name="ch1">
        <chart:title svg:x="5.885cm" svg:y="0.325cm" chart:style-name="ch2">
          <text:p>Top-K Accuracy Comparison</text:p>
        </chart:title>
        <chart:legend chart:legend-position="end" svg:x="14.575cm" svg:y="2.533cm" style:legend-expansion="high" chart:style-name="ch3"/>
        <chart:plot-area chart:style-name="ch4" table:cell-range-address="PivotChart" chart:data-source-has-labels="column" svg:x="1.364cm" svg:y="1.293cm" svg:width="12.858cm" svg:height="6.094cm">
          <chartooo:coordinate-region svg:x="2.171cm" svg:y="1.492cm" svg:width="12.051cm" svg:height="5.249cm"/>
          <chart:axis chart:dimension="x" chart:name="primary-x" chart:style-name="ch5" chartooo:axis-type="auto">
            <chartooo:date-scale/>
            <chart:title svg:x="7.63cm" svg:y="7.576cm" chart:style-name="ch6">
              <text:p>K</text:p>
            </chart:title>
            <chart:categories table:cell-range-address="PT@categories"/>
          </chart:axis>
          <chart:axis chart:dimension="x" chart:name="secondary-x" chart:style-name="ch7"/>
          <chart:axis chart:dimension="y" chart:name="primary-y" chart:style-name="ch8">
            <chart:title svg:x="0.451cm" svg:y="5.932cm" chart:style-name="ch9">
              <text:p>Accuracy Percentage</text:p>
            </chart:title>
            <chart:grid chart:style-name="ch10" chart:class="major"/>
          </chart:axis>
          <chart:series chart:style-name="ch11" chart:values-cell-range-address="PT@data 0" chart:label-cell-address="PT@label 0" chart:class="chart:bar">
            <chart:data-point chart:repeated="4"/>
          </chart:series>
          <chart:series chart:style-name="ch12" chart:values-cell-range-address="PT@data 1" chart:label-cell-address="PT@label 1" chart:class="chart:bar">
            <chart:data-point chart:repeated="4"/>
          </chart:series>
          <chart:series chart:style-name="ch13" chart:values-cell-range-address="PT@data 2" chart:label-cell-address="PT@label 2" chart:class="chart:bar">
            <chart:data-point chart:repeated="4"/>
          </chart:series>
          <chart:series chart:style-name="ch14" chart:values-cell-range-address="PT@data 3" chart:label-cell-address="PT@label 3" chart:class="chart:bar">
            <chart:data-point chart:repeated="4"/>
          </chart:series>
          <chart:series chart:style-name="ch15" chart:values-cell-range-address="PT@data 6" chart:label-cell-address="PT@label 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</text:p>
                <draw:g>
                  <svg:desc>PT@label 0</svg:desc>
                </draw:g>
              </table:table-cell>
              <table:table-cell office:value-type="string">
                <text:p>1 - 3</text:p>
                <draw:g>
                  <svg:desc>PT@label 1</svg:desc>
                </draw:g>
              </table:table-cell>
              <table:table-cell office:value-type="string">
                <text:p>1 - 7</text:p>
                <draw:g>
                  <svg:desc>PT@label 2</svg:desc>
                </draw:g>
              </table:table-cell>
              <table:table-cell office:value-type="string">
                <text:p>4 - 3</text:p>
                <draw:g>
                  <svg:desc>PT@label 3</svg:desc>
                </draw:g>
              </table:table-cell>
              <table:table-cell office:value-type="string">
                <text:p>8 - 7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100">
                <text:p>100</text:p>
                <draw:g>
                  <svg:desc>PT@data 0</svg:desc>
                </draw:g>
              </table:table-cell>
              <table:table-cell office:value-type="float" office:value="70">
                <text:p>70</text:p>
                <draw:g>
                  <svg:desc>PT@data 1</svg:desc>
                </draw:g>
              </table:table-cell>
              <table:table-cell office:value-type="float" office:value="80">
                <text:p>80</text:p>
                <draw:g>
                  <svg:desc>PT@data 2</svg:desc>
                </draw:g>
              </table:table-cell>
              <table:table-cell office:value-type="float" office:value="100">
                <text:p>100</text:p>
                <draw:g>
                  <svg:desc>PT@data 3</svg:desc>
                </draw:g>
              </table:table-cell>
              <table:table-cell office:value-type="float" office:value="100">
                <text:p>100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80.5">
                <text:p>80.5</text:p>
              </table:table-cell>
              <table:table-cell office:value-type="float" office:value="88.1">
                <text:p>88.1</text:p>
              </table:table-cell>
              <table:table-cell office:value-type="float" office:value="97.4">
                <text:p>97.4</text:p>
              </table:table-cell>
              <table:table-cell office:value-type="float" office:value="99.7">
                <text:p>99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4489d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99cm" svg:height="10.866cm" xlink:href=".." xlink:type="simple" loext:data-pilot-source="DataPilot3" chart:class="chart:bar" chart:style-name="ch1">
        <chart:title svg:x="6.459cm" svg:y="0.353cm" chart:style-name="ch2">
          <text:p>Top-K Execution Time Comparison</text:p>
        </chart:title>
        <chart:legend chart:legend-position="end" svg:x="16.532cm" svg:y="2.989cm" style:legend-expansion="high" chart:style-name="ch3"/>
        <chart:plot-area chart:style-name="ch4" table:cell-range-address="PivotChart" chart:data-source-has-labels="column" svg:x="1.41cm" svg:y="1.349cm" svg:width="14.723cm" svg:height="7.419cm">
          <chartooo:coordinate-region svg:x="2.322cm" svg:y="1.548cm" svg:width="13.811cm" svg:height="6.573cm"/>
          <chart:axis chart:dimension="x" chart:name="primary-x" chart:style-name="ch5" chartooo:axis-type="auto">
            <chartooo:date-scale/>
            <chart:title svg:x="8.608cm" svg:y="8.985cm" chart:style-name="ch6">
              <text:p>K</text:p>
            </chart:title>
            <chart:categories table:cell-range-address="PT@categories"/>
          </chart:axis>
          <chart:axis chart:dimension="y" chart:name="primary-y" chart:style-name="ch7">
            <chart:title svg:x="0.451cm" svg:y="5.75cm" chart:style-name="ch8">
              <text:p>Seconds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series chart:style-name="ch11" chart:values-cell-range-address="PT@data 1" chart:label-cell-address="PT@label 1" chart:class="chart:bar">
            <chart:data-point chart:repeated="4"/>
          </chart:series>
          <chart:series chart:style-name="ch12" chart:values-cell-range-address="PT@data 2" chart:label-cell-address="PT@label 2" chart:class="chart:bar">
            <chart:data-point chart:repeated="4"/>
          </chart:series>
          <chart:series chart:style-name="ch13" chart:values-cell-range-address="PT@data 3" chart:label-cell-address="PT@label 3" chart:class="chart:bar">
            <chart:data-point chart:repeated="4"/>
          </chart:series>
          <chart:series chart:style-name="ch14" chart:values-cell-range-address="PT@data 4" chart:label-cell-address="PT@label 4" chart:class="chart:bar">
            <chart:data-point chart:repeated="4"/>
          </chart:series>
          <chart:series chart:style-name="ch15" chart:values-cell-range-address="PT@data 5" chart:label-cell-address="PT@label 5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- 1</text:p>
                <draw:g>
                  <svg:desc>PT@label 0</svg:desc>
                </draw:g>
              </table:table-cell>
              <table:table-cell office:value-type="string">
                <text:p>3 - 4</text:p>
                <draw:g>
                  <svg:desc>PT@label 1</svg:desc>
                </draw:g>
              </table:table-cell>
              <table:table-cell office:value-type="string">
                <text:p>3 - 8</text:p>
                <draw:g>
                  <svg:desc>PT@label 2</svg:desc>
                </draw:g>
              </table:table-cell>
              <table:table-cell office:value-type="string">
                <text:p>7 - 1</text:p>
                <draw:g>
                  <svg:desc>PT@label 3</svg:desc>
                </draw:g>
              </table:table-cell>
              <table:table-cell office:value-type="string">
                <text:p>7 - 4</text:p>
                <draw:g>
                  <svg:desc>PT@label 4</svg:desc>
                </draw:g>
              </table:table-cell>
              <table:table-cell office:value-type="string">
                <text:p>7 - 8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PT@categories</svg:desc>
                </draw:g>
              </table:table-cell>
              <table:table-cell office:value-type="float" office:value="1.11617088318">
                <text:p>1.11617088318</text:p>
                <draw:g>
                  <svg:desc>PT@data 0</svg:desc>
                </draw:g>
              </table:table-cell>
              <table:table-cell office:value-type="float" office:value="1.12107205391">
                <text:p>1.12107205391</text:p>
                <draw:g>
                  <svg:desc>PT@data 1</svg:desc>
                </draw:g>
              </table:table-cell>
              <table:table-cell office:value-type="float" office:value="1.14010095596">
                <text:p>1.14010095596</text:p>
                <draw:g>
                  <svg:desc>PT@data 2</svg:desc>
                </draw:g>
              </table:table-cell>
              <table:table-cell office:value-type="float" office:value="1.25352787971">
                <text:p>1.25352787971</text:p>
                <draw:g>
                  <svg:desc>PT@data 3</svg:desc>
                </draw:g>
              </table:table-cell>
              <table:table-cell office:value-type="float" office:value="1.26330184937">
                <text:p>1.26330184937</text:p>
                <draw:g>
                  <svg:desc>PT@data 4</svg:desc>
                </draw:g>
              </table:table-cell>
              <table:table-cell office:value-type="float" office:value="1.25990700722">
                <text:p>1.25990700722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310189247">
                <text:p>1.18310189247</text:p>
              </table:table-cell>
              <table:table-cell office:value-type="float" office:value="1.14749193192">
                <text:p>1.14749193192</text:p>
              </table:table-cell>
              <table:table-cell office:value-type="float" office:value="1.15270996094">
                <text:p>1.15270996094</text:p>
              </table:table-cell>
              <table:table-cell office:value-type="float" office:value="1.32415914536">
                <text:p>1.32415914536</text:p>
              </table:table-cell>
              <table:table-cell office:value-type="float" office:value="1.26327800751">
                <text:p>1.26327800751</text:p>
              </table:table-cell>
              <table:table-cell office:value-type="float" office:value="1.23181581497">
                <text:p>1.23181581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657140255">
                <text:p>1.1657140255</text:p>
              </table:table-cell>
              <table:table-cell office:value-type="float" office:value="1.15843200684">
                <text:p>1.15843200684</text:p>
              </table:table-cell>
              <table:table-cell office:value-type="float" office:value="1.16245818138">
                <text:p>1.16245818138</text:p>
              </table:table-cell>
              <table:table-cell office:value-type="float" office:value="1.28765296936">
                <text:p>1.28765296936</text:p>
              </table:table-cell>
              <table:table-cell office:value-type="float" office:value="1.2783870697">
                <text:p>1.2783870697</text:p>
              </table:table-cell>
              <table:table-cell office:value-type="float" office:value="1.22865700722">
                <text:p>1.228657007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0623197556">
                <text:p>1.30623197556</text:p>
              </table:table-cell>
              <table:table-cell office:value-type="float" office:value="1.30258393288">
                <text:p>1.30258393288</text:p>
              </table:table-cell>
              <table:table-cell office:value-type="float" office:value="1.30173802376">
                <text:p>1.30173802376</text:p>
              </table:table-cell>
              <table:table-cell office:value-type="float" office:value="1.39472579956">
                <text:p>1.39472579956</text:p>
              </table:table-cell>
              <table:table-cell office:value-type="float" office:value="1.34779906273">
                <text:p>1.34779906273</text:p>
              </table:table-cell>
              <table:table-cell office:value-type="float" office:value="1.32305502892">
                <text:p>1.32305502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